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6" manifest:media-type=""/>
  <manifest:file-entry manifest:full-path="ObjectReplacements/Object 15" manifest:media-type=""/>
  <manifest:file-entry manifest:full-path="ObjectReplacements/Object 14" manifest:media-type=""/>
  <manifest:file-entry manifest:full-path="ObjectReplacements/Object 9" manifest:media-type=""/>
  <manifest:file-entry manifest:full-path="ObjectReplacements/Object 4" manifest:media-type=""/>
  <manifest:file-entry manifest:full-path="ObjectReplacements/Object 20" manifest:media-type=""/>
  <manifest:file-entry manifest:full-path="ObjectReplacements/Object 21" manifest:media-type=""/>
  <manifest:file-entry manifest:full-path="ObjectReplacements/Object 19" manifest:media-type=""/>
  <manifest:file-entry manifest:full-path="ObjectReplacements/Object 25" manifest:media-type=""/>
  <manifest:file-entry manifest:full-path="ObjectReplacements/Object 18" manifest:media-type=""/>
  <manifest:file-entry manifest:full-path="ObjectReplacements/Object 24" manifest:media-type=""/>
  <manifest:file-entry manifest:full-path="ObjectReplacements/Object 17" manifest:media-type=""/>
  <manifest:file-entry manifest:full-path="ObjectReplacements/Object 23" manifest:media-type=""/>
  <manifest:file-entry manifest:full-path="ObjectReplacements/Object 22" manifest:media-type="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" manifest:media-type=""/>
  <manifest:file-entry manifest:full-path="ObjectReplacements/Object 10" manifest:media-type=""/>
  <manifest:file-entry manifest:full-path="ObjectReplacements/Object 6" manifest:media-type=""/>
  <manifest:file-entry manifest:full-path="ObjectReplacements/Object 11" manifest:media-type="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"/>
  <manifest:file-entry manifest:full-path="ObjectReplacements/Object 12" manifest:media-type=""/>
  <manifest:file-entry manifest:full-path="ObjectReplacements/Object 8" manifest:media-type=""/>
  <manifest:file-entry manifest:full-path="ObjectReplacements/Object 13" manifest:media-type="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1" svg:font-family="'Times New Roman'" style:font-family-generic="roman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HiddenHorzOCR" svg:font-family="HiddenHorzOCR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cm" style:rel-column-width="3855*"/>
    </style:style>
    <style:style style:name="Таблица1.B" style:family="table-column">
      <style:table-column-properties style:column-width="16cm" style:rel-column-width="61680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3" style:family="table">
      <style:table-properties style:width="17cm" table:align="margins"/>
    </style:style>
    <style:style style:name="Таблица13.A" style:family="table-column">
      <style:table-column-properties style:column-width="17cm" style:rel-column-width="65535*"/>
    </style:style>
    <style:style style:name="Таблица13.A1" style:family="table-cell">
      <style:table-cell-properties fo:padding="0.097cm" fo:border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cm" style:rel-column-width="3855*"/>
    </style:style>
    <style:style style:name="Таблица2.B" style:family="table-column">
      <style:table-column-properties style:column-width="16cm" style:rel-column-width="61680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14" style:family="table">
      <style:table-properties style:width="17cm" table:align="margins"/>
    </style:style>
    <style:style style:name="Таблица14.A" style:family="table-column">
      <style:table-column-properties style:column-width="17cm" style:rel-column-width="65535*"/>
    </style:style>
    <style:style style:name="Таблица14.A1" style:family="table-cell">
      <style:table-cell-properties fo:padding="0.097cm" fo:border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cm" style:rel-column-width="3855*"/>
    </style:style>
    <style:style style:name="Таблица3.B" style:family="table-column">
      <style:table-column-properties style:column-width="16cm" style:rel-column-width="61680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15" style:family="table">
      <style:table-properties style:width="17cm" table:align="margins"/>
    </style:style>
    <style:style style:name="Таблица15.A" style:family="table-column">
      <style:table-column-properties style:column-width="17cm" style:rel-column-width="65535*"/>
    </style:style>
    <style:style style:name="Таблица15.A1" style:family="table-cell">
      <style:table-cell-properties fo:padding="0.097cm" fo:border="0.0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cm" style:rel-column-width="3855*"/>
    </style:style>
    <style:style style:name="Таблица4.B" style:family="table-column">
      <style:table-column-properties style:column-width="16cm" style:rel-column-width="61680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B1" style:family="table-cell">
      <style:table-cell-properties fo:padding="0.097cm" fo:border="0.05pt solid #000000"/>
    </style:style>
    <style:style style:name="Таблица16" style:family="table">
      <style:table-properties style:width="17cm" table:align="margins"/>
    </style:style>
    <style:style style:name="Таблица16.A" style:family="table-column">
      <style:table-column-properties style:column-width="17cm" style:rel-column-width="65535*"/>
    </style:style>
    <style:style style:name="Таблица16.A1" style:family="table-cell">
      <style:table-cell-properties fo:padding="0.097cm" fo:border="0.0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cm" style:rel-column-width="3855*"/>
    </style:style>
    <style:style style:name="Таблица5.B" style:family="table-column">
      <style:table-column-properties style:column-width="16cm" style:rel-column-width="61680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B1" style:family="table-cell">
      <style:table-cell-properties fo:padding="0.097cm" fo:border="0.05pt solid #000000"/>
    </style:style>
    <style:style style:name="Таблица17" style:family="table">
      <style:table-properties style:width="17cm" table:align="margins"/>
    </style:style>
    <style:style style:name="Таблица17.A" style:family="table-column">
      <style:table-column-properties style:column-width="17cm" style:rel-column-width="65535*"/>
    </style:style>
    <style:style style:name="Таблица17.A1" style:family="table-cell">
      <style:table-cell-properties fo:padding="0.097cm" fo:border="0.0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1cm" style:rel-column-width="3855*"/>
    </style:style>
    <style:style style:name="Таблица6.B" style:family="table-column">
      <style:table-column-properties style:column-width="16cm" style:rel-column-width="61680*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B1" style:family="table-cell">
      <style:table-cell-properties fo:padding="0.097cm" fo:border="0.05pt solid #000000"/>
    </style:style>
    <style:style style:name="Таблица18" style:family="table">
      <style:table-properties style:width="17cm" table:align="margins"/>
    </style:style>
    <style:style style:name="Таблица18.A" style:family="table-column">
      <style:table-column-properties style:column-width="17cm" style:rel-column-width="65535*"/>
    </style:style>
    <style:style style:name="Таблица18.A1" style:family="table-cell">
      <style:table-cell-properties fo:padding="0.097cm" fo:border="0.0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1cm" style:rel-column-width="3855*"/>
    </style:style>
    <style:style style:name="Таблица7.B" style:family="table-column">
      <style:table-column-properties style:column-width="16cm" style:rel-column-width="61680*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B1" style:family="table-cell">
      <style:table-cell-properties fo:padding="0.097cm" fo:border="0.05pt solid #000000"/>
    </style:style>
    <style:style style:name="Таблица19" style:family="table">
      <style:table-properties style:width="17cm" table:align="margins"/>
    </style:style>
    <style:style style:name="Таблица19.A" style:family="table-column">
      <style:table-column-properties style:column-width="17cm" style:rel-column-width="65535*"/>
    </style:style>
    <style:style style:name="Таблица19.A1" style:family="table-cell">
      <style:table-cell-properties fo:padding="0.097cm" fo:border="0.05pt solid #000000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1cm" style:rel-column-width="3855*"/>
    </style:style>
    <style:style style:name="Таблица8.B" style:family="table-column">
      <style:table-column-properties style:column-width="16cm" style:rel-column-width="61680*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fo:padding="0.097cm" fo:border="0.05pt solid #000000"/>
    </style:style>
    <style:style style:name="Таблица20" style:family="table">
      <style:table-properties style:width="17cm" table:align="margins"/>
    </style:style>
    <style:style style:name="Таблица20.A" style:family="table-column">
      <style:table-column-properties style:column-width="17cm" style:rel-column-width="65535*"/>
    </style:style>
    <style:style style:name="Таблица20.A1" style:family="table-cell">
      <style:table-cell-properties fo:padding="0.097cm" fo:border="0.05pt solid #000000"/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1cm" style:rel-column-width="3855*"/>
    </style:style>
    <style:style style:name="Таблица9.B" style:family="table-column">
      <style:table-column-properties style:column-width="16cm" style:rel-column-width="61680*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B1" style:family="table-cell">
      <style:table-cell-properties fo:padding="0.097cm" fo:border="0.05pt solid #000000"/>
    </style:style>
    <style:style style:name="Таблица21" style:family="table">
      <style:table-properties style:width="17cm" table:align="margins"/>
    </style:style>
    <style:style style:name="Таблица21.A" style:family="table-column">
      <style:table-column-properties style:column-width="17cm" style:rel-column-width="65535*"/>
    </style:style>
    <style:style style:name="Таблица21.A1" style:family="table-cell">
      <style:table-cell-properties fo:padding="0.097cm" fo:border="0.05pt solid #000000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1cm" style:rel-column-width="3855*"/>
    </style:style>
    <style:style style:name="Таблица10.B" style:family="table-column">
      <style:table-column-properties style:column-width="16cm" style:rel-column-width="61680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B1" style:family="table-cell">
      <style:table-cell-properties fo:padding="0.097cm" fo:border="0.05pt solid #000000"/>
    </style:style>
    <style:style style:name="Таблица22" style:family="table">
      <style:table-properties style:width="17cm" table:align="margins"/>
    </style:style>
    <style:style style:name="Таблица22.A" style:family="table-column">
      <style:table-column-properties style:column-width="17cm" style:rel-column-width="65535*"/>
    </style:style>
    <style:style style:name="Таблица22.A1" style:family="table-cell">
      <style:table-cell-properties fo:padding="0.097cm" fo:border="0.05pt solid #000000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1cm" style:rel-column-width="3855*"/>
    </style:style>
    <style:style style:name="Таблица11.B" style:family="table-column">
      <style:table-column-properties style:column-width="16cm" style:rel-column-width="61680*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B1" style:family="table-cell">
      <style:table-cell-properties fo:padding="0.097cm" fo:border="0.05pt solid #000000"/>
    </style:style>
    <style:style style:name="Таблица23" style:family="table">
      <style:table-properties style:width="17cm" table:align="margins"/>
    </style:style>
    <style:style style:name="Таблица23.A" style:family="table-column">
      <style:table-column-properties style:column-width="17cm" style:rel-column-width="65535*"/>
    </style:style>
    <style:style style:name="Таблица23.A1" style:family="table-cell">
      <style:table-cell-properties fo:padding="0.097cm" fo:border="0.05pt solid #000000"/>
    </style:style>
    <style:style style:name="Таблица12" style:family="table">
      <style:table-properties style:width="17cm" table:align="margins"/>
    </style:style>
    <style:style style:name="Таблица12.A" style:family="table-column">
      <style:table-column-properties style:column-width="1cm" style:rel-column-width="3855*"/>
    </style:style>
    <style:style style:name="Таблица12.B" style:family="table-column">
      <style:table-column-properties style:column-width="16cm" style:rel-column-width="61680*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B1" style:family="table-cell">
      <style:table-cell-properties fo:padding="0.097cm" fo:border="0.05pt solid #000000"/>
    </style:style>
    <style:style style:name="Таблица24" style:family="table">
      <style:table-properties style:width="17cm" table:align="margins"/>
    </style:style>
    <style:style style:name="Таблица24.A" style:family="table-column">
      <style:table-column-properties style:column-width="17cm" style:rel-column-width="65535*"/>
    </style:style>
    <style:style style:name="Таблица24.A1" style:family="table-cell">
      <style:table-cell-properties fo:padding="0.097cm" fo:border="0.05pt solid #000000"/>
    </style:style>
    <style:style style:name="P1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officeooo:paragraph-rsid="00180a9e"/>
    </style:style>
    <style:style style:name="P2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officeooo:paragraph-rsid="00180a9e"/>
    </style:style>
    <style:style style:name="P3" style:family="paragraph" style:parent-style-name="Standard">
      <style:paragraph-properties fo:margin-left="0cm" fo:margin-right="0cm" fo:line-height="100%" fo:text-indent="0cm" style:auto-text-indent="false"/>
      <style:text-properties style:font-name="Times New Roman" fo:font-size="14pt" officeooo:paragraph-rsid="00180a9e" style:font-name-asian="Times New Roman2" style:font-size-asian="14pt" style:language-asian="ru" style:country-asian="RU" style:font-name-complex="Times New Roman2" style:font-size-complex="14pt"/>
    </style:style>
    <style:style style:name="P4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Times New Roman" fo:font-size="14pt" officeooo:paragraph-rsid="00180a9e" style:font-name-asian="Times New Roman2" style:font-size-asian="14pt" style:language-asian="ru" style:country-asian="RU" style:font-name-complex="Times New Roman2" style:font-size-complex="14pt"/>
    </style:style>
    <style:style style:name="P5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Times New Roman" fo:font-size="14pt" officeooo:paragraph-rsid="00180a9e" style:font-name-asian="Times New Roman2" style:font-size-asian="14pt" style:language-asian="ru" style:country-asian="RU" style:font-name-complex="Times New Roman2" style:font-size-complex="14pt" style:font-weight-complex="bold"/>
    </style:style>
    <style:style style:name="P6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Times New Roman" fo:font-size="14pt" officeooo:paragraph-rsid="00180a9e" style:font-name-asian="Times New Roman2" style:font-size-asian="14pt" style:language-asian="ru" style:country-asian="RU" style:font-name-complex="Times New Roman2" style:font-size-complex="12pt"/>
    </style:style>
    <style:style style:name="P7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Times New Roman" fo:font-size="14pt" officeooo:paragraph-rsid="00180a9e" style:font-name-asian="Times New Roman2" style:font-size-asian="14pt" style:language-asian="ru" style:country-asian="RU" style:font-name-complex="Times New Roman2" style:font-size-complex="12pt" style:font-weight-complex="bold"/>
    </style:style>
    <style:style style:name="P8" style:family="paragraph" style:parent-style-name="Standard">
      <style:paragraph-properties fo:margin-left="0cm" fo:margin-right="0cm" fo:line-height="100%" fo:text-indent="0cm" style:auto-text-indent="false"/>
      <style:text-properties style:font-name="Times New Roman" fo:font-size="14pt" fo:font-weight="bold" officeooo:paragraph-rsid="00180a9e" style:font-name-asian="Times New Roman2" style:font-size-asian="14pt" style:language-asian="ru" style:country-asian="RU" style:font-weight-asian="bold" style:font-name-complex="Times New Roman2" style:font-size-complex="14pt" style:font-weight-complex="bold"/>
    </style:style>
    <style:style style:name="P9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Times New Roman" fo:font-size="14pt" fo:font-weight="bold" officeooo:paragraph-rsid="00180a9e" style:font-name-asian="Times New Roman2" style:font-size-asian="14pt" style:language-asian="ru" style:country-asian="RU" style:font-weight-asian="bold" style:font-name-complex="Times New Roman2" style:font-size-complex="14pt" style:font-weight-complex="bold"/>
    </style:style>
    <style:style style:name="P10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Times New Roman" fo:font-size="14pt" style:text-underline-style="solid" style:text-underline-width="auto" style:text-underline-color="font-color" officeooo:rsid="00180a9e" officeooo:paragraph-rsid="00180a9e" style:font-name-asian="Times New Roman2" style:font-size-asian="14pt" style:language-asian="ru" style:country-asian="RU" style:font-name-complex="Times New Roman2" style:font-size-complex="14pt"/>
    </style:style>
    <style:style style:name="P11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Times New Roman" fo:font-size="14pt" style:text-underline-style="solid" style:text-underline-width="auto" style:text-underline-color="font-color" officeooo:paragraph-rsid="00180a9e" style:font-name-asian="Times New Roman2" style:font-size-asian="14pt" style:language-asian="ru" style:country-asian="RU" style:font-name-complex="Times New Roman2" style:font-size-complex="14pt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officeooo:rsid="00189423" officeooo:paragraph-rsid="00180a9e" style:font-size-asian="14pt" style:font-name-complex="Times New Roman2" style:font-size-complex="14pt"/>
    </style:style>
    <style:style style:name="P13" style:family="paragraph" style:parent-style-name="Standard">
      <style:paragraph-properties fo:margin-left="0cm" fo:margin-right="0cm" fo:line-height="150%" fo:text-indent="0cm" style:auto-text-indent="false"/>
      <style:text-properties style:font-name="Times New Roman" fo:font-size="14pt" officeooo:paragraph-rsid="00180a9e" style:font-size-asian="14pt" style:font-name-complex="Times New Roman2" style:font-size-complex="14pt"/>
    </style:style>
    <style:style style:name="P14" style:family="paragraph" style:parent-style-name="Standard">
      <style:paragraph-properties fo:margin-left="0cm" fo:margin-right="0cm" fo:line-height="150%" fo:text-indent="0cm" style:auto-text-indent="false"/>
      <style:text-properties style:font-name="Times New Roman" fo:font-size="13.5pt" fo:language="en" fo:country="US" officeooo:rsid="0019f78c" officeooo:paragraph-rsid="0019f78c" style:font-size-asian="13.5pt" style:font-name-complex="Times New Roman2" style:font-size-complex="13.5pt"/>
    </style:style>
    <style:style style:name="P15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Times New Roman" fo:font-size="10pt" officeooo:paragraph-rsid="00180a9e" style:font-name-asian="Times New Roman2" style:font-size-asian="10pt" style:language-asian="ru" style:country-asian="RU" style:font-name-complex="Times New Roman2" style:font-size-complex="10pt"/>
    </style:style>
    <style:style style:name="P16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color="#000000" style:font-name="Times New Roman" fo:font-size="14pt" officeooo:paragraph-rsid="00180a9e" style:font-name-asian="Times New Roman2" style:font-size-asian="14pt" style:language-asian="ru" style:country-asian="RU" style:font-name-complex="Times New Roman2" style:font-size-complex="14pt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Times New Roman" fo:font-size="14pt" officeooo:paragraph-rsid="00180a9e" style:font-name-asian="Times New Roman2" style:font-size-asian="14pt" style:language-asian="ru" style:country-asian="RU" style:font-name-complex="Times New Roman2" style:font-size-complex="14pt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Times New Roman" fo:font-size="14pt" fo:language="en" fo:country="US" officeooo:paragraph-rsid="00180a9e" style:font-name-asian="Times New Roman2" style:font-size-asian="14pt" style:language-asian="ru" style:country-asian="RU" style:font-name-complex="Times New Roman2" style:font-size-complex="14pt"/>
    </style:style>
    <style:style style:name="P19" style:family="paragraph" style:parent-style-name="Standard">
      <style:paragraph-properties fo:margin-left="0cm" fo:margin-right="0cm" fo:line-height="150%" fo:text-indent="0cm" style:auto-text-indent="false"/>
      <style:text-properties fo:color="#000000" style:font-name="Times New Roman" fo:font-size="14pt" officeooo:paragraph-rsid="00180a9e" style:font-size-asian="14pt" style:font-name-complex="Times New Roman2" style:font-size-complex="14pt"/>
    </style:style>
    <style:style style:name="P20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fo:color="#000000" style:font-name="Times New Roman" fo:font-size="14pt" officeooo:paragraph-rsid="0022ef3a" style:font-size-asian="14pt" style:font-name-complex="Times New Roman2" style:font-size-complex="14pt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180a9e"/>
    </style:style>
    <style:style style:name="P22" style:family="paragraph" style:parent-style-name="HTML_20_Preformatted">
      <loext:graphic-properties draw:fill="solid" draw:fill-color="#ffffff"/>
      <style:paragraph-properties fo:margin-left="0cm" fo:margin-right="0cm" fo:line-height="150%" fo:text-indent="0cm" style:auto-text-indent="false" fo:background-color="#ffffff">
        <style:tab-stops/>
      </style:paragraph-properties>
      <style:text-properties style:font-name="Times New Roman1" fo:font-size="14pt" fo:font-style="italic" officeooo:rsid="0026baf8" officeooo:paragraph-rsid="0026baf8" style:font-size-asian="12.25pt" style:font-style-asian="italic" style:font-size-complex="14pt" style:font-style-complex="italic"/>
    </style:style>
    <style:style style:name="P23" style:family="paragraph" style:parent-style-name="Standard" style:master-page-name="">
      <loext:graphic-properties draw:fill="none"/>
      <style:paragraph-properties fo:margin-left="0cm" fo:margin-right="0cm" fo:line-height="150%" fo:text-indent="1.3cm" style:auto-text-indent="false" style:page-number="auto" fo:background-color="transparent"/>
      <style:text-properties fo:font-size="14pt" officeooo:paragraph-rsid="00180a9e" style:font-size-asian="14pt" style:font-size-complex="14pt"/>
    </style:style>
    <style:style style:name="P24" style:family="paragraph" style:parent-style-name="Standard" style:master-page-name="">
      <loext:graphic-properties draw:fill="none"/>
      <style:paragraph-properties fo:margin-left="0cm" fo:margin-right="0cm" fo:text-indent="1.3cm" style:auto-text-indent="false" style:page-number="auto" fo:background-color="transparent">
        <style:tab-stops/>
      </style:paragraph-properties>
      <style:text-properties fo:font-size="14pt" fo:language="en" fo:country="US" fo:font-style="italic" officeooo:rsid="0022ef3a" officeooo:paragraph-rsid="0022ef3a" style:font-size-asian="14pt" style:font-style-asian="italic" style:font-size-complex="14pt" style:font-style-complex="italic"/>
    </style:style>
    <style:style style:name="P25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3cm" style:auto-text-indent="false" style:page-number="auto" fo:background-color="transparent"/>
      <style:text-properties style:font-name="Times New Roman" fo:font-size="14pt" fo:font-style="italic" officeooo:paragraph-rsid="00180a9e" style:font-size-asian="14pt" style:font-style-asian="italic" style:font-name-complex="Times New Roman2" style:font-size-complex="14pt"/>
    </style:style>
    <style:style style:name="P26" style:family="paragraph" style:parent-style-name="Standard" style:master-page-name="">
      <loext:graphic-properties draw:fill="none"/>
      <style:paragraph-properties fo:margin-left="0cm" fo:margin-right="0cm" fo:line-height="150%" fo:text-indent="1.3cm" style:auto-text-indent="false" style:page-number="auto" fo:background-color="transparent"/>
      <style:text-properties style:font-name="Times New Roman" fo:font-size="14pt" fo:font-style="italic" officeooo:paragraph-rsid="00180a9e" style:font-size-asian="14pt" style:font-style-asian="italic" style:font-name-complex="Times New Roman2" style:font-size-complex="14pt"/>
    </style:style>
    <style:style style:name="P27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3cm" style:auto-text-indent="false" style:page-number="auto" fo:background-color="transparent"/>
      <style:text-properties style:font-name="Times New Roman" fo:font-size="14pt" fo:font-style="italic" officeooo:rsid="00212e64" officeooo:paragraph-rsid="00212e64" style:font-size-asian="14pt" style:font-style-asian="italic" style:font-name-complex="Times New Roman2" style:font-size-complex="14pt" style:font-style-complex="italic"/>
    </style:style>
    <style:style style:name="P28" style:family="paragraph" style:parent-style-name="Standard" style:master-page-name="">
      <loext:graphic-properties draw:fill="none"/>
      <style:paragraph-properties fo:margin-left="0cm" fo:margin-right="0cm" fo:line-height="150%" fo:text-indent="1.3cm" style:auto-text-indent="false" style:page-number="auto" fo:background-color="transparent"/>
      <style:text-properties style:font-name="Times New Roman" fo:font-size="14pt" fo:font-style="italic" officeooo:rsid="00212e64" officeooo:paragraph-rsid="00212e64" style:font-size-asian="14pt" style:font-style-asian="italic" style:font-name-complex="Times New Roman2" style:font-size-complex="14pt" style:font-style-complex="italic"/>
    </style:style>
    <style:style style:name="P29" style:family="paragraph" style:parent-style-name="Standard" style:master-page-name="">
      <loext:graphic-properties draw:fill="none"/>
      <style:paragraph-properties fo:margin-left="0cm" fo:margin-right="0cm" fo:line-height="150%" fo:text-indent="1.3cm" style:auto-text-indent="false" style:page-number="auto" fo:background-color="transparent"/>
      <style:text-properties style:font-name="Times New Roman" fo:font-size="13.5pt" fo:language="ru" fo:country="RU" fo:font-style="italic" officeooo:rsid="00212e64" officeooo:paragraph-rsid="00212e64" style:font-size-asian="13.5pt" style:font-style-asian="italic" style:font-name-complex="Times New Roman2" style:font-size-complex="13.5pt" style:font-style-complex="italic"/>
    </style:style>
    <style:style style:name="P30" style:family="paragraph" style:parent-style-name="Standard" style:master-page-name="">
      <loext:graphic-properties draw:fill="none"/>
      <style:paragraph-properties fo:margin-left="0cm" fo:margin-right="0cm" fo:line-height="150%" fo:text-indent="1.3cm" style:auto-text-indent="false" style:page-number="auto" fo:background-color="transparent"/>
      <style:text-properties fo:color="#000000" style:font-name="Times New Roman" fo:font-size="14pt" fo:font-style="italic" officeooo:rsid="0022ef3a" officeooo:paragraph-rsid="0022ef3a" style:font-size-asian="14pt" style:font-style-asian="italic" style:font-name-complex="Times New Roman2" style:font-size-complex="14pt" style:font-style-complex="italic"/>
    </style:style>
    <style:style style:name="P31" style:family="paragraph" style:parent-style-name="HTML_20_Preformatted" style:master-page-name="">
      <loext:graphic-properties draw:fill="solid" draw:fill-color="#ffffff"/>
      <style:paragraph-properties fo:margin-left="0cm" fo:margin-right="0cm" fo:line-height="150%" fo:text-indent="1.3cm" style:auto-text-indent="false" style:page-number="auto" fo:background-color="#ffffff">
        <style:tab-stops/>
      </style:paragraph-properties>
      <style:text-properties officeooo:paragraph-rsid="00180a9e"/>
    </style:style>
    <style:style style:name="P32" style:family="paragraph" style:parent-style-name="HTML_20_Preformatted" style:master-page-name="">
      <loext:graphic-properties draw:fill="solid" draw:fill-color="#ffffff"/>
      <style:paragraph-properties fo:margin-left="0cm" fo:margin-right="0cm" fo:line-height="150%" fo:text-indent="1.3cm" style:auto-text-indent="false" style:page-number="auto" fo:background-color="#ffffff">
        <style:tab-stops/>
      </style:paragraph-properties>
      <style:text-properties fo:color="#000000" style:font-name="Times New Roman" fo:font-size="14pt" officeooo:paragraph-rsid="00180a9e" style:font-size-asian="14pt" style:font-name-complex="Times New Roman2" style:font-size-complex="14pt"/>
    </style:style>
    <style:style style:name="P33" style:family="paragraph" style:parent-style-name="HTML_20_Preformatted" style:master-page-name="">
      <loext:graphic-properties draw:fill="solid" draw:fill-color="#ffffff"/>
      <style:paragraph-properties fo:margin-left="0cm" fo:margin-right="0cm" fo:line-height="150%" fo:text-indent="1.3cm" style:auto-text-indent="false" style:page-number="auto" fo:background-color="#ffffff">
        <style:tab-stops/>
      </style:paragraph-properties>
      <style:text-properties fo:color="#000000" style:font-name="Times New Roman" fo:font-size="14pt" fo:font-style="italic" officeooo:paragraph-rsid="00180a9e" style:font-size-asian="14pt" style:font-style-asian="italic" style:font-name-complex="Times New Roman2" style:font-size-complex="14pt"/>
    </style:style>
    <style:style style:name="P34" style:family="paragraph" style:parent-style-name="HTML_20_Preformatted" style:master-page-name="">
      <loext:graphic-properties draw:fill="solid" draw:fill-color="#ffffff"/>
      <style:paragraph-properties fo:margin-left="0cm" fo:margin-right="0cm" fo:line-height="150%" fo:text-indent="1.3cm" style:auto-text-indent="false" style:page-number="auto" fo:background-color="#ffffff">
        <style:tab-stops/>
      </style:paragraph-properties>
      <style:text-properties fo:color="#000000" style:font-name="Times New Roman" fo:font-size="14pt" fo:font-style="italic" officeooo:rsid="0022ef3a" officeooo:paragraph-rsid="0022ef3a" style:font-size-asian="14pt" style:font-style-asian="italic" style:font-name-complex="Times New Roman2" style:font-size-complex="14pt" style:font-style-complex="italic"/>
    </style:style>
    <style:style style:name="P35" style:family="paragraph" style:parent-style-name="HTML_20_Preformatted" style:master-page-name="">
      <loext:graphic-properties draw:fill="solid" draw:fill-color="#ffffff"/>
      <style:paragraph-properties fo:margin-left="0cm" fo:margin-right="0cm" fo:line-height="150%" fo:text-indent="1.3cm" style:auto-text-indent="false" style:page-number="auto" fo:background-color="#ffffff">
        <style:tab-stops/>
      </style:paragraph-properties>
      <style:text-properties style:font-name="Times New Roman" fo:font-size="14pt" officeooo:paragraph-rsid="00180a9e" style:font-size-asian="14pt" style:font-name-complex="Times New Roman2" style:font-size-complex="14pt" style:font-style-complex="italic"/>
    </style:style>
    <style:style style:name="P36" style:family="paragraph" style:parent-style-name="HTML_20_Preformatted" style:master-page-name="">
      <loext:graphic-properties draw:fill="solid" draw:fill-color="#ffffff"/>
      <style:paragraph-properties fo:margin-left="0cm" fo:margin-right="0cm" fo:line-height="150%" fo:text-indent="1.3cm" style:auto-text-indent="false" style:page-number="auto" fo:background-color="#ffffff">
        <style:tab-stops/>
      </style:paragraph-properties>
      <style:text-properties style:font-name="Times New Roman" fo:font-size="14pt" fo:font-style="italic" officeooo:paragraph-rsid="00180a9e" style:font-size-asian="14pt" style:font-style-asian="italic" style:font-name-complex="Times New Roman2" style:font-size-complex="14pt" style:font-style-complex="italic"/>
    </style:style>
    <style:style style:name="P37" style:family="paragraph" style:parent-style-name="HTML_20_Preformatted" style:master-page-name="">
      <loext:graphic-properties draw:fill="solid" draw:fill-color="#ffffff"/>
      <style:paragraph-properties fo:margin-left="0cm" fo:margin-right="0cm" fo:line-height="150%" fo:text-indent="1.3cm" style:auto-text-indent="false" style:page-number="auto" fo:background-color="#ffffff">
        <style:tab-stops/>
      </style:paragraph-properties>
      <style:text-properties style:font-name="Times New Roman" fo:font-size="14pt" fo:font-style="italic" officeooo:rsid="0026baf8" officeooo:paragraph-rsid="0026baf8" style:font-size-asian="14pt" style:font-style-asian="italic" style:font-name-complex="Times New Roman2" style:font-size-complex="14pt" style:font-style-complex="italic"/>
    </style:style>
    <style:style style:name="P38" style:family="paragraph" style:parent-style-name="HTML_20_Preformatted" style:master-page-name="">
      <loext:graphic-properties draw:fill="solid" draw:fill-color="#ffffff"/>
      <style:paragraph-properties fo:margin-left="0cm" fo:margin-right="0cm" fo:line-height="150%" fo:text-indent="1.3cm" style:auto-text-indent="false" style:page-number="auto" fo:background-color="#ffffff">
        <style:tab-stops/>
      </style:paragraph-properties>
      <style:text-properties style:font-name="Times New Roman1" fo:font-size="14pt" fo:font-style="italic" officeooo:rsid="0026baf8" officeooo:paragraph-rsid="0026baf8" style:font-size-asian="12.25pt" style:font-style-asian="italic" style:font-size-complex="14pt" style:font-style-complex="italic"/>
    </style:style>
    <style:style style:name="P39" style:family="paragraph" style:parent-style-name="HTML_20_Preformatted" style:master-page-name="">
      <loext:graphic-properties draw:fill="solid" draw:fill-color="#ffffff"/>
      <style:paragraph-properties fo:margin-left="0cm" fo:margin-right="0cm" fo:line-height="150%" fo:text-indent="1.3cm" style:auto-text-indent="false" style:page-number="auto" fo:break-before="page" fo:background-color="#ffffff">
        <style:tab-stops/>
      </style:paragraph-properties>
      <style:text-properties officeooo:paragraph-rsid="0026baf8"/>
    </style:style>
    <style:style style:name="P40" style:family="paragraph" style:parent-style-name="List_20_Paragraph">
      <loext:graphic-properties draw:fill="none"/>
      <style:paragraph-properties fo:margin-left="0cm" fo:margin-right="0cm" fo:margin-top="0cm" fo:margin-bottom="0cm" loext:contextual-spacing="true" fo:line-height="150%" fo:text-indent="1.3cm" style:auto-text-indent="false" fo:background-color="transparent"/>
      <style:text-properties officeooo:paragraph-rsid="00180a9e"/>
    </style:style>
    <style:style style:name="P41" style:family="paragraph" style:parent-style-name="List_20_Paragraph" style:master-page-name="">
      <loext:graphic-properties draw:fill="none"/>
      <style:paragraph-properties fo:margin-left="0cm" fo:margin-right="0cm" fo:margin-top="0cm" fo:margin-bottom="0cm" loext:contextual-spacing="true" fo:line-height="150%" fo:text-align="justify" style:justify-single-word="false" fo:text-indent="1.3cm" style:auto-text-indent="false" style:page-number="auto" fo:background-color="transparent"/>
      <style:text-properties officeooo:paragraph-rsid="00180a9e"/>
    </style:style>
    <style:style style:name="P42" style:family="paragraph" style:parent-style-name="Standard">
      <loext:graphic-properties draw:fill="none"/>
      <style:paragraph-properties fo:margin-left="0cm" fo:margin-right="0cm" fo:line-height="150%" fo:text-indent="1.3cm" style:auto-text-indent="false" fo:background-color="transparent"/>
      <style:text-properties style:font-name="Times New Roman" fo:font-size="14pt" fo:font-style="italic" officeooo:paragraph-rsid="00180a9e" style:font-size-asian="14pt" style:font-style-asian="italic" style:font-name-complex="Times New Roman2" style:font-size-complex="14pt"/>
    </style:style>
    <style:style style:name="P43" style:family="paragraph" style:parent-style-name="Standard">
      <loext:graphic-properties draw:fill="none"/>
      <style:paragraph-properties fo:margin-left="0cm" fo:margin-right="0cm" fo:line-height="150%" fo:text-indent="1.3cm" style:auto-text-indent="false" fo:background-color="transparent"/>
      <style:text-properties style:font-name="Times New Roman" fo:font-size="14pt" fo:font-style="italic" officeooo:rsid="00212e64" officeooo:paragraph-rsid="00212e64" style:font-size-asian="14pt" style:font-style-asian="italic" style:font-name-complex="Times New Roman2" style:font-size-complex="14pt" style:font-style-complex="italic"/>
    </style:style>
    <style:style style:name="P44" style:family="paragraph" style:parent-style-name="Standard">
      <loext:graphic-properties draw:fill="none"/>
      <style:paragraph-properties fo:margin-left="0cm" fo:margin-right="0cm" fo:line-height="150%" fo:text-indent="1.3cm" style:auto-text-indent="false" fo:background-color="transparent"/>
      <style:text-properties style:font-name="Times New Roman" fo:font-size="14pt" fo:font-style="italic" officeooo:rsid="0022ef3a" officeooo:paragraph-rsid="0022ef3a" style:font-size-asian="14pt" style:font-style-asian="italic" style:font-name-complex="Times New Roman2" style:font-size-complex="14pt" style:font-style-complex="italic"/>
    </style:style>
    <style:style style:name="P45" style:family="paragraph" style:parent-style-name="Standard">
      <loext:graphic-properties draw:fill="none"/>
      <style:paragraph-properties fo:margin-left="0cm" fo:margin-right="0cm" fo:line-height="150%" fo:text-indent="1.3cm" style:auto-text-indent="false" fo:background-color="transparent"/>
      <style:text-properties style:font-name="Times New Roman" fo:font-size="14pt" fo:language="en" fo:country="US" officeooo:paragraph-rsid="00180a9e" style:font-size-asian="14pt" style:font-name-complex="Times New Roman2" style:font-size-complex="14pt"/>
    </style:style>
    <style:style style:name="P46" style:family="paragraph" style:parent-style-name="Standard">
      <loext:graphic-properties draw:fill="none"/>
      <style:paragraph-properties fo:margin-left="0cm" fo:margin-right="0cm" fo:line-height="150%" fo:text-indent="1.3cm" style:auto-text-indent="false" fo:background-color="transparent"/>
      <style:text-properties style:font-name="Times New Roman" fo:font-size="14pt" fo:language="en" fo:country="US" fo:font-style="italic" officeooo:rsid="0022ef3a" officeooo:paragraph-rsid="0022ef3a" style:font-size-asian="14pt" style:font-style-asian="italic" style:font-name-complex="Times New Roman2" style:font-size-complex="14pt" style:font-style-complex="italic"/>
    </style:style>
    <style:style style:name="P47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style:font-name="Times New Roman" fo:font-size="14pt" fo:font-style="normal" officeooo:rsid="00212e64" officeooo:paragraph-rsid="00212e64" style:font-size-asian="14pt" style:font-style-asian="normal" style:font-name-complex="Times New Roman2" style:font-size-complex="14pt" style:font-style-complex="normal"/>
    </style:style>
    <style:style style:name="P48" style:family="paragraph" style:parent-style-name="Standard">
      <loext:graphic-properties draw:fill="none"/>
      <style:paragraph-properties fo:margin-left="0cm" fo:margin-right="0cm" fo:line-height="150%" fo:text-indent="1.3cm" style:auto-text-indent="false" fo:background-color="transparent"/>
      <style:text-properties style:font-name="Times New Roman" fo:font-size="14pt" fo:language="ru" fo:country="RU" fo:font-style="italic" officeooo:rsid="0022ef3a" officeooo:paragraph-rsid="0022ef3a" style:font-size-asian="14pt" style:language-asian="zxx" style:country-asian="none" style:font-style-asian="italic" style:font-name-complex="Times New Roman2" style:font-size-complex="14pt" style:language-complex="zxx" style:country-complex="none" style:font-style-complex="italic"/>
    </style:style>
    <style:style style:name="P49" style:family="paragraph" style:parent-style-name="Standard">
      <loext:graphic-properties draw:fill="none"/>
      <style:paragraph-properties fo:margin-left="0cm" fo:margin-right="0cm" fo:line-height="150%" fo:text-indent="1.3cm" style:auto-text-indent="false" fo:background-color="transparent"/>
      <style:text-properties style:font-name="Times New Roman" fo:font-size="13.5pt" fo:language="en" fo:country="US" fo:font-style="italic" officeooo:rsid="00212e64" officeooo:paragraph-rsid="00212e64" style:font-size-asian="13.5pt" style:font-style-asian="italic" style:font-name-complex="Times New Roman2" style:font-size-complex="13.5pt" style:font-style-complex="italic"/>
    </style:style>
    <style:style style:name="P50" style:family="paragraph" style:parent-style-name="Standard">
      <loext:graphic-properties draw:fill="none"/>
      <style:paragraph-properties fo:margin-left="0cm" fo:margin-right="0cm" fo:line-height="150%" fo:text-indent="1.3cm" style:auto-text-indent="false" fo:background-color="transparent"/>
      <style:text-properties fo:color="#000000" style:font-name="Times New Roman" fo:font-size="14pt" fo:font-style="italic" officeooo:rsid="0022ef3a" officeooo:paragraph-rsid="0022ef3a" style:font-size-asian="14pt" style:font-style-asian="italic" style:font-name-complex="Times New Roman2" style:font-size-complex="14pt" style:font-style-complex="italic"/>
    </style:style>
    <style:style style:name="P51" style:family="paragraph" style:parent-style-name="Standard">
      <loext:graphic-properties draw:fill="none"/>
      <style:paragraph-properties fo:margin-left="0cm" fo:margin-right="0cm" fo:text-indent="1.3cm" style:auto-text-indent="false" fo:background-color="transparent">
        <style:tab-stops/>
      </style:paragraph-properties>
      <style:text-properties fo:font-size="14pt" fo:language="en" fo:country="US" fo:font-style="italic" officeooo:rsid="0022ef3a" officeooo:paragraph-rsid="0022ef3a" style:font-size-asian="14pt" style:font-style-asian="italic" style:font-size-complex="14pt" style:font-style-complex="italic"/>
    </style:style>
    <style:style style:name="P52" style:family="paragraph" style:parent-style-name="HTML_20_Preformatted">
      <loext:graphic-properties draw:fill="solid" draw:fill-color="#ffffff"/>
      <style:paragraph-properties fo:margin-left="0cm" fo:margin-right="0cm" fo:line-height="150%" fo:text-indent="1.3cm" style:auto-text-indent="false" fo:background-color="#ffffff">
        <style:tab-stops/>
      </style:paragraph-properties>
      <style:text-properties fo:color="#000000" style:font-name="Times New Roman" fo:font-size="14pt" fo:font-style="italic" officeooo:rsid="0022ef3a" officeooo:paragraph-rsid="0022ef3a" style:font-size-asian="14pt" style:font-style-asian="italic" style:font-name-complex="Times New Roman2" style:font-size-complex="14pt" style:font-style-complex="italic"/>
    </style:style>
    <style:style style:name="P53" style:family="paragraph" style:parent-style-name="HTML_20_Preformatted">
      <loext:graphic-properties draw:fill="solid" draw:fill-color="#ffffff"/>
      <style:paragraph-properties fo:margin-left="0cm" fo:margin-right="0cm" fo:line-height="150%" fo:text-indent="1.3cm" style:auto-text-indent="false" fo:background-color="#ffffff">
        <style:tab-stops/>
      </style:paragraph-properties>
      <style:text-properties style:font-name="Times New Roman" fo:font-size="14pt" fo:language="en" fo:country="US" fo:font-style="italic" officeooo:paragraph-rsid="00180a9e" style:font-size-asian="14pt" style:font-style-asian="italic" style:font-name-complex="Times New Roman2" style:font-size-complex="14pt" style:font-style-complex="italic"/>
    </style:style>
    <style:style style:name="P54" style:family="paragraph" style:parent-style-name="HTML_20_Preformatted">
      <loext:graphic-properties draw:fill="solid" draw:fill-color="#ffffff"/>
      <style:paragraph-properties fo:margin-left="0cm" fo:margin-right="0cm" fo:line-height="150%" fo:text-indent="1.3cm" style:auto-text-indent="false" fo:background-color="#ffffff">
        <style:tab-stops/>
      </style:paragraph-properties>
      <style:text-properties style:font-name="Times New Roman" fo:font-size="14pt" fo:language="ru" fo:country="RU" fo:font-style="italic" officeooo:rsid="0024dab9" officeooo:paragraph-rsid="0024dab9" style:font-size-asian="14pt" style:language-asian="ru" style:country-asian="RU" style:font-style-asian="italic" style:font-name-complex="Times New Roman2" style:font-size-complex="14pt" style:font-style-complex="italic"/>
    </style:style>
    <style:style style:name="P55" style:family="paragraph" style:parent-style-name="HTML_20_Preformatted">
      <loext:graphic-properties draw:fill="solid" draw:fill-color="#ffffff"/>
      <style:paragraph-properties fo:margin-left="0cm" fo:margin-right="0cm" fo:line-height="150%" fo:text-indent="1.3cm" style:auto-text-indent="false" fo:background-color="#ffffff">
        <style:tab-stops/>
      </style:paragraph-properties>
      <style:text-properties style:font-name="Times New Roman" fo:font-size="14pt" fo:font-style="italic" officeooo:rsid="0026baf8" officeooo:paragraph-rsid="0026baf8" style:font-size-asian="14pt" style:font-style-asian="italic" style:font-name-complex="Times New Roman2" style:font-size-complex="14pt" style:font-style-complex="italic"/>
    </style:style>
    <style:style style:name="P56" style:family="paragraph" style:parent-style-name="Table_20_Contents">
      <style:paragraph-properties fo:text-align="justify" style:justify-single-word="false"/>
      <style:text-properties officeooo:rsid="00180a9e" officeooo:paragraph-rsid="00180a9e"/>
    </style:style>
    <style:style style:name="P57" style:family="paragraph" style:parent-style-name="Table_20_Contents">
      <style:paragraph-properties fo:text-align="justify" style:justify-single-word="false"/>
      <style:text-properties officeooo:rsid="00189423" officeooo:paragraph-rsid="00189423"/>
    </style:style>
    <style:style style:name="P58" style:family="paragraph" style:parent-style-name="Table_20_Contents">
      <style:text-properties officeooo:rsid="0019f78c" officeooo:paragraph-rsid="0019f78c"/>
    </style:style>
    <style:style style:name="P59" style:family="paragraph" style:parent-style-name="Table_20_Contents">
      <style:text-properties style:font-name="Times New Roman" fo:font-size="12pt" officeooo:rsid="001a933e" officeooo:paragraph-rsid="001a933e" style:font-size-asian="12pt" style:font-name-complex="Times New Roman2" style:font-size-complex="12pt"/>
    </style:style>
    <style:style style:name="P60" style:family="paragraph" style:parent-style-name="Table_20_Contents">
      <style:text-properties style:font-name="Times New Roman" fo:font-size="12pt" officeooo:rsid="001c07d1" officeooo:paragraph-rsid="001c07d1" style:font-size-asian="12pt" style:font-name-complex="Times New Roman2" style:font-size-complex="12pt"/>
    </style:style>
    <style:style style:name="P61" style:family="paragraph" style:parent-style-name="Table_20_Contents">
      <style:text-properties officeooo:rsid="001bb152" officeooo:paragraph-rsid="001bb152"/>
    </style:style>
    <style:style style:name="P62" style:family="paragraph" style:parent-style-name="Table_20_Contents">
      <style:text-properties fo:font-size="12pt" officeooo:rsid="0019f78c" officeooo:paragraph-rsid="0019f78c" style:font-size-asian="12pt" style:font-size-complex="12pt"/>
    </style:style>
    <style:style style:name="P63" style:family="paragraph" style:parent-style-name="Table_20_Contents">
      <style:text-properties officeooo:rsid="001c07d1" officeooo:paragraph-rsid="001c07d1"/>
    </style:style>
    <style:style style:name="P64" style:family="paragraph" style:parent-style-name="Table_20_Contents">
      <style:text-properties style:font-name="Times New Roman1" fo:font-size="12pt" officeooo:rsid="001da82e" officeooo:paragraph-rsid="001da82e" style:font-name-asian="Times New Roman2" style:font-size-asian="12pt" style:font-name-complex="Courier New2" style:font-size-complex="12pt"/>
    </style:style>
    <style:style style:name="P65" style:family="paragraph" style:parent-style-name="Table_20_Contents">
      <style:text-properties style:font-name="Times New Roman1" fo:font-size="12pt" officeooo:rsid="001e4796" officeooo:paragraph-rsid="001e4796" style:font-name-asian="Times New Roman2" style:font-size-asian="12pt" style:font-name-complex="Courier New2" style:font-size-complex="12pt"/>
    </style:style>
    <style:style style:name="P66" style:family="paragraph" style:parent-style-name="Table_20_Contents">
      <style:text-properties style:font-name="Times New Roman1" fo:font-size="12pt" officeooo:rsid="001eecc7" officeooo:paragraph-rsid="001eecc7" style:font-name-asian="Times New Roman2" style:font-size-asian="12pt" style:font-name-complex="Courier New2" style:font-size-complex="12pt"/>
    </style:style>
    <style:style style:name="P67" style:family="paragraph" style:parent-style-name="Table_20_Contents">
      <style:text-properties style:font-name="Times New Roman1" fo:font-size="12pt" officeooo:rsid="00204d40" officeooo:paragraph-rsid="00204d40" style:font-name-asian="Times New Roman2" style:font-size-asian="12pt" style:font-name-complex="Courier New2" style:font-size-complex="12pt"/>
    </style:style>
    <style:style style:name="P68" style:family="paragraph" style:parent-style-name="Table_20_Contents">
      <style:text-properties style:font-name="Times New Roman1" fo:font-size="12pt" officeooo:rsid="001da82e" officeooo:paragraph-rsid="001da82e" style:font-name-asian="Times New Roman2" style:font-size-asian="10.5pt" style:font-name-complex="Courier New2" style:font-size-complex="12pt"/>
    </style:style>
    <style:style style:name="P69" style:family="paragraph" style:parent-style-name="Table_20_Contents">
      <style:text-properties style:font-name="Times New Roman1" fo:font-size="14pt" style:font-name-asian="Times New Roman2" style:font-size-asian="12.25pt" style:font-name-complex="Courier New2" style:font-size-complex="14pt"/>
    </style:style>
    <style:style style:name="P70" style:family="paragraph" style:parent-style-name="Table_20_Contents">
      <style:text-properties fo:font-size="14pt" style:font-size-asian="14pt" style:font-size-complex="14pt"/>
    </style:style>
    <style:style style:name="P71" style:family="paragraph" style:parent-style-name="HTML_20_Preformatted">
      <loext:graphic-properties draw:fill="solid" draw:fill-color="#ffffff"/>
      <style:paragraph-properties fo:line-height="150%" fo:background-color="#ffffff"/>
      <style:text-properties officeooo:paragraph-rsid="00180a9e"/>
    </style:style>
    <style:style style:name="P72" style:family="paragraph" style:parent-style-name="HTML_20_Preformatted">
      <loext:graphic-properties draw:fill="solid" draw:fill-color="#ffffff"/>
      <style:paragraph-properties fo:line-height="150%" fo:background-color="#ffffff">
        <style:tab-stops/>
      </style:paragraph-properties>
      <style:text-properties officeooo:paragraph-rsid="00180a9e"/>
    </style:style>
    <style:style style:name="P73" style:family="paragraph" style:parent-style-name="HTML_20_Preformatted">
      <loext:graphic-properties draw:fill="solid" draw:fill-color="#ffffff"/>
      <style:paragraph-properties fo:line-height="150%" fo:background-color="#ffffff"/>
      <style:text-properties fo:color="#000000" style:font-name="Times New Roman" fo:font-size="14pt" officeooo:paragraph-rsid="00180a9e" style:font-size-asian="14pt" style:font-name-complex="Times New Roman2" style:font-size-complex="14pt"/>
    </style:style>
    <style:style style:name="P74" style:family="paragraph" style:parent-style-name="HTML_20_Preformatted">
      <loext:graphic-properties draw:fill="solid" draw:fill-color="#ffffff"/>
      <style:paragraph-properties fo:line-height="150%" fo:background-color="#ffffff">
        <style:tab-stops/>
      </style:paragraph-properties>
      <style:text-properties style:font-name="Times New Roman1" fo:font-size="12pt" fo:language="en" fo:country="US" officeooo:rsid="001e4796" officeooo:paragraph-rsid="001e4796" style:font-name-asian="Times New Roman2" style:font-size-asian="12pt" style:font-name-complex="Times New Roman2" style:font-size-complex="12pt" style:font-style-complex="italic"/>
    </style:style>
    <style:style style:name="P75" style:family="paragraph" style:parent-style-name="HTML_20_Preformatted">
      <loext:graphic-properties draw:fill="solid" draw:fill-color="#ffffff"/>
      <style:paragraph-properties fo:line-height="150%" fo:background-color="#ffffff"/>
      <style:text-properties style:font-name="Times New Roman" fo:font-size="14pt" fo:font-style="italic" officeooo:paragraph-rsid="00180a9e" style:font-size-asian="14pt" style:font-style-asian="italic" style:font-name-complex="Times New Roman2" style:font-size-complex="14pt" style:font-style-complex="italic"/>
    </style:style>
    <style:style style:name="P76" style:family="paragraph" style:parent-style-name="HTML_20_Preformatted">
      <loext:graphic-properties draw:fill="solid" draw:fill-color="#ffffff"/>
      <style:paragraph-properties fo:line-height="150%" fo:background-color="#ffffff">
        <style:tab-stops/>
      </style:paragraph-properties>
      <style:text-properties style:font-name="Times New Roman" fo:font-size="14pt" officeooo:paragraph-rsid="00180a9e" style:font-size-asian="14pt" style:font-name-complex="Times New Roman2" style:font-size-complex="14pt" style:font-style-complex="italic"/>
    </style:style>
    <style:style style:name="P77" style:family="paragraph" style:parent-style-name="HTML_20_Preformatted" style:master-page-name="">
      <loext:graphic-properties draw:fill="solid" draw:fill-color="#ffffff"/>
      <style:paragraph-properties fo:margin-left="0cm" fo:margin-right="0cm" fo:line-height="150%" fo:text-indent="1.499cm" style:auto-text-indent="false" style:page-number="auto" fo:background-color="#ffffff">
        <style:tab-stops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180a9e"/>
    </style:style>
    <style:style style:name="P78" style:family="paragraph" style:parent-style-name="Standard">
      <style:paragraph-properties fo:margin-left="1.249cm" fo:margin-right="0cm" fo:line-height="150%" fo:text-align="justify" style:justify-single-word="false" fo:text-indent="0cm" style:auto-text-indent="false"/>
      <style:text-properties style:text-position="-39% 100%" style:font-name="Times New Roman" fo:font-size="14pt" fo:font-style="italic" officeooo:paragraph-rsid="00180a9e" style:font-size-asian="14pt" style:font-style-asian="italic" style:font-name-complex="Times New Roman2" style:font-size-complex="14pt" style:font-style-complex="italic"/>
    </style:style>
    <style:style style:name="P79" style:family="paragraph" style:parent-style-name="Standard">
      <style:text-properties fo:language="en" fo:country="US"/>
    </style:style>
    <style:style style:name="P80" style:family="paragraph" style:parent-style-name="Preformatted_20_Text">
      <style:text-properties style:font-name="Times New Roman" fo:font-size="10pt" style:font-size-asian="10pt" style:font-name-complex="Times New Roman2" style:font-size-complex="10pt"/>
    </style:style>
    <style:style style:name="P81" style:family="paragraph" style:parent-style-name="Preformatted_20_Text">
      <style:text-properties style:font-name="Times New Roman" fo:font-size="10pt" style:font-size-asian="8.75pt" style:font-name-complex="Times New Roman2" style:font-size-complex="10pt"/>
    </style:style>
    <style:style style:name="P82" style:family="paragraph" style:parent-style-name="Preformatted_20_Text">
      <style:text-properties style:font-name="Times New Roman1"/>
    </style:style>
    <style:style style:name="P83" style:family="paragraph" style:parent-style-name="Preformatted_20_Text">
      <style:text-properties style:font-name="Times New Roman1" officeooo:paragraph-rsid="0022ef3a"/>
    </style:style>
    <style:style style:name="P84" style:family="paragraph" style:parent-style-name="Preformatted_20_Text">
      <style:text-properties style:font-name="Times New Roman1" fo:font-size="10pt" style:font-size-asian="10pt" style:font-name-complex="Times New Roman2" style:font-size-complex="10pt"/>
    </style:style>
    <style:style style:name="P85" style:family="paragraph" style:parent-style-name="Preformatted_20_Text">
      <style:paragraph-properties fo:text-align="justify" style:justify-single-word="false"/>
      <style:text-properties style:font-name="Times New Roman1" fo:font-size="10pt" style:font-size-asian="10pt" style:font-name-complex="Times New Roman2" style:font-size-complex="10pt"/>
    </style:style>
    <style:style style:name="P86" style:family="paragraph" style:parent-style-name="Preformatted_20_Text">
      <style:text-properties style:font-name="Times New Roman1" fo:font-size="10pt" style:font-size-asian="10pt" style:font-size-complex="10pt"/>
    </style:style>
    <style:style style:name="P87" style:family="paragraph" style:parent-style-name="Preformatted_20_Text">
      <style:text-properties style:font-name="Times New Roman1" fo:font-size="10pt" style:font-name-asian="Times New Roman2" style:font-size-asian="10pt" style:font-name-complex="Courier New2" style:font-size-complex="10pt"/>
    </style:style>
    <style:style style:name="P88" style:family="paragraph" style:parent-style-name="Preformatted_20_Text">
      <style:text-properties style:font-name="Liberation Mono"/>
    </style:style>
    <style:style style:name="P89" style:family="paragraph" style:parent-style-name="Preformatted_20_Text">
      <style:text-properties style:font-name="Liberation Mono" fo:font-size="10pt" style:font-size-asian="10pt" style:font-name-complex="Times New Roman2" style:font-size-complex="10pt"/>
    </style:style>
    <style:style style:name="P90" style:family="paragraph" style:parent-style-name="Preformatted_20_Text">
      <style:text-properties style:font-name="Liberation Mono" fo:font-size="10pt" style:font-name-asian="Times New Roman2" style:font-size-asian="10pt" style:font-name-complex="Times New Roman2" style:font-size-complex="10pt"/>
    </style:style>
    <style:style style:name="P91" style:family="paragraph" style:parent-style-name="Preformatted_20_Text">
      <style:text-properties fo:font-size="10pt" style:font-size-asian="10pt" style:font-size-complex="10pt"/>
    </style:style>
    <style:style style:name="P92" style:family="paragraph" style:parent-style-name="Preformatted_20_Text">
      <style:paragraph-properties fo:margin-top="0cm" fo:margin-bottom="0.499cm" loext:contextual-spacing="false"/>
    </style:style>
    <style:style style:name="P93" style:family="paragraph" style:parent-style-name="Preformatted_20_Text">
      <style:paragraph-properties fo:margin-top="0cm" fo:margin-bottom="0.499cm" loext:contextual-spacing="false"/>
      <style:text-properties style:font-name="Times New Roman1"/>
    </style:style>
    <style:style style:name="P94" style:family="paragraph" style:parent-style-name="Preformatted_20_Text">
      <style:paragraph-properties fo:margin-top="0cm" fo:margin-bottom="0.499cm" loext:contextual-spacing="false"/>
      <style:text-properties style:font-name="Times New Roman1" officeooo:paragraph-rsid="0022ef3a"/>
    </style:style>
    <style:style style:name="P95" style:family="paragraph" style:parent-style-name="Preformatted_20_Text">
      <style:paragraph-properties fo:margin-top="0cm" fo:margin-bottom="0.499cm" loext:contextual-spacing="false"/>
      <style:text-properties style:font-name="Times New Roman1" fo:font-size="10pt" style:font-size-asian="10pt" style:font-size-complex="10pt"/>
    </style:style>
    <style:style style:name="P96" style:family="paragraph" style:parent-style-name="Preformatted_20_Text">
      <style:paragraph-properties fo:margin-top="0cm" fo:margin-bottom="0.499cm" loext:contextual-spacing="false"/>
      <style:text-properties style:font-name="Liberation Mono"/>
    </style:style>
    <style:style style:name="P97" style:family="paragraph" style:parent-style-name="Standard" style:master-page-name="Standard">
      <style:paragraph-properties fo:margin-left="0cm" fo:margin-right="0cm" fo:line-height="150%" fo:text-align="center" style:justify-single-word="false" fo:text-indent="0cm" style:auto-text-indent="false" style:page-number="auto"/>
      <style:text-properties style:font-name="Times New Roman" fo:font-size="14pt" officeooo:paragraph-rsid="00180a9e" style:font-name-asian="Times New Roman2" style:font-size-asian="14pt" style:language-asian="ru" style:country-asian="RU" style:font-name-complex="Times New Roman2" style:font-size-complex="12pt" style:font-weight-complex="bold"/>
    </style:style>
    <style:style style:name="P98" style:family="paragraph" style:parent-style-name="Standard">
      <style:paragraph-properties fo:margin-left="0cm" fo:margin-right="0cm" fo:line-height="150%" fo:text-indent="1.249cm" style:auto-text-indent="false"/>
      <style:text-properties officeooo:paragraph-rsid="00180a9e"/>
    </style:style>
    <style:style style:name="P99" style:family="paragraph" style:parent-style-name="Standard">
      <style:paragraph-properties fo:margin-left="0cm" fo:margin-right="0cm" fo:line-height="150%" fo:text-indent="1.249cm" style:auto-text-indent="false" fo:break-before="page"/>
      <style:text-properties officeooo:paragraph-rsid="00180a9e"/>
    </style:style>
    <style:style style:name="P100" style:family="paragraph" style:parent-style-name="List_20_Paragraph">
      <loext:graphic-properties draw:fill="none"/>
      <style:paragraph-properties fo:margin-left="0cm" fo:margin-right="0cm" fo:margin-top="0cm" fo:margin-bottom="0cm" loext:contextual-spacing="true" fo:line-height="150%" fo:text-indent="1.3cm" style:auto-text-indent="false" fo:background-color="transparent"/>
      <style:text-properties officeooo:paragraph-rsid="00180a9e"/>
    </style:style>
    <style:style style:name="P101" style:family="paragraph" style:parent-style-name="HTML_20_Preformatted">
      <loext:graphic-properties draw:fill="solid" draw:fill-color="#ffffff"/>
      <style:paragraph-properties fo:line-height="150%" fo:background-color="#ffffff">
        <style:tab-stops/>
      </style:paragraph-properties>
      <style:text-properties style:font-name="Times New Roman" fo:font-size="14pt" officeooo:paragraph-rsid="0026baf8" style:font-size-asian="14pt" style:font-name-complex="Times New Roman2" style:font-size-complex="14pt" style:font-style-complex="italic"/>
    </style:style>
    <style:style style:name="P102" style:family="paragraph" style:parent-style-name="HTML_20_Preformatted">
      <loext:graphic-properties draw:fill="solid" draw:fill-color="#ffffff"/>
      <style:paragraph-properties fo:margin-left="0cm" fo:margin-right="0cm" fo:line-height="150%" fo:text-indent="1.3cm" style:auto-text-indent="false" fo:background-color="#ffffff">
        <style:tab-stops/>
      </style:paragraph-properties>
      <style:text-properties fo:color="#000000" style:font-name="Times New Roman" fo:font-size="14pt" officeooo:paragraph-rsid="00180a9e" style:font-size-asian="14pt" style:font-name-complex="Times New Roman2" style:font-size-complex="14pt"/>
    </style:style>
    <style:style style:name="T1" style:family="text">
      <style:text-properties style:font-name="Times New Roman" fo:font-size="14pt" style:font-name-asian="Times New Roman2" style:font-size-asian="14pt" style:language-asian="ru" style:country-asian="RU" style:font-name-complex="Times New Roman2" style:font-size-complex="14pt"/>
    </style:style>
    <style:style style:name="T2" style:family="text">
      <style:text-properties style:font-name="Times New Roman" fo:font-size="14pt" officeooo:rsid="00180a9e" style:font-name-asian="Times New Roman2" style:font-size-asian="14pt" style:language-asian="ru" style:country-asian="RU" style:font-name-complex="Times New Roman2" style:font-size-complex="14pt"/>
    </style:style>
    <style:style style:name="T3" style:family="text">
      <style:text-properties style:font-name="Times New Roman" fo:font-size="14pt" style:text-underline-style="solid" style:text-underline-width="auto" style:text-underline-color="font-color" style:font-name-asian="Times New Roman2" style:font-size-asian="14pt" style:language-asian="ru" style:country-asian="RU" style:font-name-complex="Times New Roman2" style:font-size-complex="14pt"/>
    </style:style>
    <style:style style:name="T4" style:family="text">
      <style:text-properties style:font-name="Times New Roman" fo:font-size="14pt" style:font-name-asian="HiddenHorzOCR" style:font-size-asian="14pt" style:language-asian="ru" style:country-asian="RU" style:font-name-complex="Times New Roman2" style:font-size-complex="14pt"/>
    </style:style>
    <style:style style:name="T5" style:family="text">
      <style:text-properties style:font-name="Times New Roman" fo:font-size="14pt" fo:font-style="italic" style:font-size-asian="14pt" style:font-style-asian="italic" style:font-name-complex="Times New Roman2" style:font-size-complex="14pt"/>
    </style:style>
    <style:style style:name="T6" style:family="text">
      <style:text-properties style:font-name="Times New Roman" fo:font-size="14pt" fo:font-style="italic" style:font-size-asian="14pt" style:font-style-asian="italic" style:font-name-complex="Times New Roman2" style:font-size-complex="14pt" style:font-style-complex="italic"/>
    </style:style>
    <style:style style:name="T7" style:family="text">
      <style:text-properties style:font-name="Times New Roman" fo:font-size="14pt" style:font-size-asian="14pt" style:font-name-complex="Times New Roman2" style:font-size-complex="14pt"/>
    </style:style>
    <style:style style:name="T8" style:family="text">
      <style:text-properties style:font-name="Times New Roman" fo:font-size="14pt" style:font-size-asian="14pt" style:font-name-complex="Times New Roman2" style:font-size-complex="14pt" style:font-style-complex="italic"/>
    </style:style>
    <style:style style:name="T9" style:family="text">
      <style:text-properties style:font-name="Times New Roman" fo:font-size="14pt" officeooo:rsid="001bb152" style:font-size-asian="14pt" style:font-name-complex="Times New Roman2" style:font-size-complex="14pt" style:font-style-complex="italic"/>
    </style:style>
    <style:style style:name="T10" style:family="text">
      <style:text-properties style:font-name="Times New Roman" fo:font-size="14pt" officeooo:rsid="00189423" style:font-size-asian="14pt" style:font-name-complex="Times New Roman2" style:font-size-complex="14pt"/>
    </style:style>
    <style:style style:name="T11" style:family="text">
      <style:text-properties style:font-name="Times New Roman" fo:font-size="14pt" fo:language="en" fo:country="US" style:font-size-asian="14pt" style:font-name-complex="Times New Roman2" style:font-size-complex="14pt"/>
    </style:style>
    <style:style style:name="T12" style:family="text">
      <style:text-properties style:font-name="Times New Roman" fo:font-size="14pt" fo:language="en" fo:country="US" style:font-size-asian="14pt" style:font-name-complex="Times New Roman2" style:font-size-complex="14pt" style:font-style-complex="italic"/>
    </style:style>
    <style:style style:name="T13" style:family="text">
      <style:text-properties style:font-name="Times New Roman" fo:font-size="14pt" fo:language="en" fo:country="US" fo:font-style="italic" style:font-size-asian="14pt" style:font-style-asian="italic" style:font-name-complex="Times New Roman2" style:font-size-complex="14pt" style:font-style-complex="italic"/>
    </style:style>
    <style:style style:name="T14" style:family="text">
      <style:text-properties style:font-name="Times New Roman" style:font-name-complex="Times New Roman2"/>
    </style:style>
    <style:style style:name="T15" style:family="text">
      <style:text-properties style:font-name="Times New Roman" officeooo:rsid="001a0d75" style:font-name-complex="Times New Roman2"/>
    </style:style>
    <style:style style:name="T16" style:family="text">
      <style:text-properties style:font-name="Times New Roman" fo:language="en" fo:country="US" style:font-name-complex="Times New Roman2"/>
    </style:style>
    <style:style style:name="T17" style:family="text">
      <style:text-properties fo:color="#000000" style:font-name="Times New Roman" fo:font-size="14pt" fo:font-style="italic" style:font-name-asian="Times New Roman2" style:font-size-asian="14pt" style:language-asian="ru" style:country-asian="RU" style:font-style-asian="italic" style:font-name-complex="Times New Roman2" style:font-size-complex="14pt"/>
    </style:style>
    <style:style style:name="T18" style:family="text">
      <style:text-properties fo:color="#000000" style:font-name="Times New Roman" fo:font-size="14pt" fo:font-style="italic" style:font-size-asian="14pt" style:font-style-asian="italic" style:font-name-complex="Times New Roman2" style:font-size-complex="14pt"/>
    </style:style>
    <style:style style:name="T19" style:family="text">
      <style:text-properties fo:color="#000000" style:font-name="Times New Roman" fo:font-size="14pt" style:font-size-asian="14pt" style:font-name-complex="Times New Roman2" style:font-size-complex="14pt"/>
    </style:style>
    <style:style style:name="T20" style:family="text">
      <style:text-properties fo:color="#000000" style:font-name="Times New Roman" fo:font-size="14pt" fo:language="en" fo:country="US" fo:font-style="italic" style:font-size-asian="14pt" style:font-style-asian="italic" style:font-name-complex="Times New Roman2" style:font-size-complex="14pt"/>
    </style:style>
    <style:style style:name="T21" style:family="text">
      <style:text-properties style:text-position="-39% 100%" style:font-name="Times New Roman" fo:font-size="14pt" style:font-size-asian="14pt" style:font-name-complex="Times New Roman2" style:font-size-complex="14pt"/>
    </style:style>
    <style:style style:name="T22" style:family="text">
      <style:text-properties style:text-position="-39% 100%" style:font-name="Times New Roman" fo:font-size="14pt" style:font-size-asian="14pt" style:font-name-complex="Times New Roman2" style:font-size-complex="14pt" style:font-style-complex="italic"/>
    </style:style>
    <style:style style:name="T23" style:family="text">
      <style:text-properties style:text-position="-39% 100%" style:font-name="Times New Roman" fo:font-size="14pt" officeooo:rsid="00180a9e" style:font-size-asian="14pt" style:font-name-complex="Times New Roman2" style:font-size-complex="14pt" style:font-style-complex="italic"/>
    </style:style>
    <style:style style:name="T24" style:family="text">
      <style:text-properties style:text-position="-39% 100%" style:font-name="Times New Roman" fo:font-size="14pt" officeooo:rsid="00180a9e" style:font-size-asian="14pt" style:font-name-complex="Times New Roman2" style:font-size-complex="14pt"/>
    </style:style>
    <style:style style:name="T25" style:family="text">
      <style:text-properties fo:font-size="14pt" fo:font-style="italic" style:font-size-asian="14pt" style:font-style-asian="italic" style:font-size-complex="14pt" style:font-style-complex="italic"/>
    </style:style>
    <style:style style:name="T26" style:family="text">
      <style:text-properties officeooo:rsid="00204d4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7">Министерство образования и науки Российской Федерации</text:p>
      <text:p text:style-name="P6">ФЕДЕРАЛЬНОЕ ГОСУДАРСТВЕННОЕ БЮДЖЕТНОЕ<text:line-break/>ОБРАЗОВАТЕЛЬНОЕ УЧРЕЖДЕНИЕ ВЫСШЕГО ОБРАЗОВАНИЯ</text:p>
      <text:p text:style-name="P7">«САРАТОВСКИЙ НАЦИОНАЛЬНЫЙ ИССЛЕДОВАТЕЛЬСКИЙ</text:p>
      <text:p text:style-name="P5">ГОСУДАРСТВЕННЫЙ УНИВЕРСИТЕТ</text:p>
      <text:p text:style-name="P5">ИМЕНИ Н.Г. ЧЕРНЫШЕВСКОГО»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ОТЧЕТ О ПРАКТИКЕ</text:p>
      <text:p text:style-name="P8"/>
      <text:p text:style-name="P2"><text:span text:style-name="T1">Студент</text:span><text:span text:style-name="T2">а</text:span><text:span text:style-name="T1"> </text:span><text:span text:style-name="T3">3</text:span><text:span text:style-name="T1"> курса факультета </text:span><text:span text:style-name="T3">КНиИТ</text:span><text:span text:style-name="T1"> направления </text:span><text:span text:style-name="T4">27.03.03 – Системный анализ и управление</text:span></text:p>
      <text:p text:style-name="P3"/>
      <text:p text:style-name="P10">Черневского Алексея Дмитриевича</text:p>
      <text:p text:style-name="P15">фамилия, имя, отчество</text:p>
      <text:p text:style-name="P11">кафедра системного анализа и автоматического управления</text:p>
      <text:p text:style-name="P15">кафедра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Саратов, 2017</text:p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>Тема практики:</text:p>
      <text:p text:style-name="P16">«Решение задач по дисциплине </text:p>
      <text:p text:style-name="P16">“Характеристики эргодических цепей Маркова с дискретным временем”.»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18"/>
      <text:p text:style-name="P18"/>
      <text:p text:style-name="P18"/>
      <text:p text:style-name="P18"/>
      <text:p text:style-name="P18"><text:bookmark text:name="_GoBack"/></text:p>
      <text:p text:style-name="P17"/>
      <text:p text:style-name="P1"><text:soft-page-break/><text:span text:style-name="T17">Задание:</text:span><text:span text:style-name="T5"><text:tab/></text:span></text:p>
      <text:p text:style-name="P21"><text:span text:style-name="T21"><text:tab/>Определить регулярную цепь Маркова с дискретным временем и конечным числом </text:span><text:span text:style-name="T24">состояний </text:span><text:span text:style-name="T24"><draw:frame draw:style-name="fr1" draw:name="Объект1" text:anchor-type="as-char" svg:y="-0.439cm" svg:width="0.572cm" svg:height="0.728cm" draw:z-index="20"><draw:object xlink:href="./Object 1" xlink:type="simple" xlink:show="embed" xlink:actuate="onLoad"/><draw:image xlink:href="./ObjectReplacements/Object 1" xlink:type="simple" xlink:show="embed" xlink:actuate="onLoad"/></draw:frame></text:span><text:span text:style-name="T24">, задав произвольную матрицу </text:span><text:span text:style-name="T24"><draw:frame draw:style-name="fr1" draw:name="Объект2" text:anchor-type="as-char" svg:y="-0.439cm" svg:width="0.49cm" svg:height="0.547cm" draw:z-index="21"><draw:object xlink:href="./Object 2" xlink:type="simple" xlink:show="embed" xlink:actuate="onLoad"/><draw:image xlink:href="./ObjectReplacements/Object 2" xlink:type="simple" xlink:show="embed" xlink:actuate="onLoad"/></draw:frame></text:span><text:span text:style-name="T24"> вероятностей переходов за 1 шаг и началное распределение </text:span><text:span text:style-name="T24"><draw:frame draw:style-name="fr1" draw:name="Объект25" text:anchor-type="as-char" svg:y="-0.45cm" svg:width="1.117cm" svg:height="0.591cm" draw:z-index="22"><draw:object xlink:href="./Object 3" xlink:type="simple" xlink:show="embed" xlink:actuate="onLoad"/><draw:image xlink:href="./ObjectReplacements/Object 3" xlink:type="simple" xlink:show="embed" xlink:actuate="onLoad"/></draw:frame></text:span><text:span text:style-name="T24">.</text:span></text:p>
      <text:p text:style-name="P41"><text:span text:style-name="T23">1. </text:span><text:span text:style-name="T22">Получить предельное распределение для заданной цепи Маркова.</text:span></text:p>
      <text:p text:style-name="P78">Код программы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56">1</text:p>
            <text:p text:style-name="P56">2</text:p>
            <text:p text:style-name="P56">3</text:p>
            <text:p text:style-name="P57">4</text:p>
            <text:p text:style-name="P57">5</text:p>
            <text:p text:style-name="P57">6</text:p>
            <text:p text:style-name="P57">7</text:p>
            <text:p text:style-name="P57">8</text:p>
            <text:p text:style-name="P57">9</text:p>
            <text:p text:style-name="P57">10</text:p>
            <text:p text:style-name="P57">11</text:p>
            <text:p text:style-name="P57">12</text:p>
            <text:p text:style-name="P57">13</text:p>
            <text:p text:style-name="P57">14</text:p>
            <text:p text:style-name="P57">15</text:p>
            <text:p text:style-name="P57">16</text:p>
            <text:p text:style-name="P57">17</text:p>
            <text:p text:style-name="P57">18</text:p>
            <text:p text:style-name="P57">19</text:p>
            <text:p text:style-name="P57">20</text:p>
            <text:p text:style-name="P57">21</text:p>
            <text:p text:style-name="P57">22</text:p>
          </table:table-cell>
          <table:table-cell table:style-name="Таблица1.B1" office:value-type="string">
            <text:p text:style-name="P57">%начальное распределение</text:p>
            <text:p text:style-name="P57">P0 = [0.14 0.174 0.12 0.273 0.02 0.093 0.016 0.164];</text:p>
            <text:p text:style-name="P57"/>
            <text:p text:style-name="P57">%матрица вероятностей переходов</text:p>
            <text:p text:style-name="P57">P = [0.156 0.135 0.05 0.346 0.119 0.045 0.078 0.071;</text:p>
            <text:p text:style-name="P57"><text:s text:c="4"/>0.094 0.271 0.156 0.023 0.096 0.175 0.065 0.12;</text:p>
            <text:p text:style-name="P57"><text:s text:c="4"/>0.225 0.075 0.25 0.05 0.05 0.1 0.15 0.1;</text:p>
            <text:p text:style-name="P57"><text:s text:c="4"/>0.076 0.097 0.065 0.234 0.312 0.156 0.023 0.037;</text:p>
            <text:p text:style-name="P57"><text:s text:c="4"/>0.12 0.2 0.352 0.123 0.065 0.063 0.032 0.045</text:p>
            <text:p text:style-name="P57"><text:s text:c="4"/>0.3 0.05 0.05 0.12 0.08 0.015 0.085 0.2;</text:p>
            <text:p text:style-name="P57"><text:s text:c="4"/>0.09 0.01 0.02 0.045 0.055 0.48 0.2 0.1;</text:p>
            <text:p text:style-name="P57"><text:s text:c="4"/>0.3 0.1 0.1 0.1 0.1 0.1 0.15 0.05;];</text:p>
            <text:p text:style-name="P57"/>
            <text:p text:style-name="P57">%Создание единичной матрицы</text:p>
            <text:p text:style-name="P57">I = eye(8);</text:p>
            <text:p text:style-name="P57">%вычитаем из транспонированний матрицы вероятносей переходов единичную</text:p>
            <text:p text:style-name="P57">A = P' - I;</text:p>
            <text:p text:style-name="P57">%заполняем нижнуюю строку итоговой матрицы единицами</text:p>
            <text:p text:style-name="P57">A(8,:) =ones(1,8);</text:p>
            <text:p text:style-name="P57">%решаем СЛАУ</text:p>
            <text:p text:style-name="P57">b = [0; 0; 0; 0; 0; 0; 0; 1];</text:p>
            <text:p text:style-name="P57">pi = A\ b</text:p>
          </table:table-cell>
        </table:table-row>
      </table:table>
      <text:p text:style-name="P12"/>
      <text:p text:style-name="P27">Результат работы программы:</text:p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85"><text:bookmark text:name="console"/>pi =</text:p>
            <text:p text:style-name="P86"/>
            <text:p text:style-name="P86"><text:s text:c="3"/>0.168623</text:p>
            <text:p text:style-name="P86"><text:s text:c="3"/>0.119748</text:p>
            <text:p text:style-name="P86"><text:s text:c="3"/>0.128001</text:p>
            <text:p text:style-name="P86"><text:s text:c="3"/>0.145547</text:p>
            <text:p text:style-name="P86"><text:s text:c="3"/>0.116425</text:p>
            <text:p text:style-name="P86"><text:s text:c="3"/>0.127572</text:p>
            <text:p text:style-name="P86"><text:s text:c="3"/>0.091753</text:p>
            <text:p text:style-name="P95"><text:s text:c="3"/>0.102330</text:p>
          </table:table-cell>
        </table:table-row>
      </table:table>
      <text:p text:style-name="P47"/>
      <text:p text:style-name="P40"><text:span text:style-name="T10"/></text:p>
      <text:p text:style-name="P40"><text:soft-page-break/><text:span text:style-name="T10">2. </text:span><text:span text:style-name="T7">Вычислить </text:span><text:span text:style-name="T11"><draw:frame draw:style-name="fr1" draw:name="Объект27" text:anchor-type="as-char" svg:y="-0.439cm" svg:width="0.407cm" svg:height="0.547cm" draw:z-index="23"><draw:object xlink:href="./Object 27" xlink:type="simple" xlink:show="embed" xlink:actuate="onLoad"/><draw:image xlink:href="./ObjectReplacements/Object 27" xlink:type="simple" xlink:show="embed" xlink:actuate="onLoad"/></draw:frame></text:span><text:span text:style-name="T7">-е степени матрицы </text:span><text:span text:style-name="T7"><draw:frame draw:style-name="fr2" draw:name="Объект3" text:anchor-type="as-char" svg:width="0.49cm" svg:height="0.547cm" draw:z-index="24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7"> при </text:span><text:span text:style-name="T7"><draw:frame draw:style-name="fr2" draw:name="Объект4" text:anchor-type="as-char" svg:width="2.252cm" svg:height="0.547cm" draw:z-index="25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/text:p>
      <text:p text:style-name="P25">Код программы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8">1</text:p>
            <text:p text:style-name="P58">2</text:p>
            <text:p text:style-name="P58">3</text:p>
            <text:p text:style-name="P58">4</text:p>
            <text:p text:style-name="P58">5</text:p>
          </table:table-cell>
          <table:table-cell table:style-name="Таблица2.B1" office:value-type="string">
            <text:p text:style-name="P58">%Выводим n-ю степень матрицы на каждом шаге от 1 до 5</text:p>
            <text:p text:style-name="P58">for n=1 : 5</text:p>
            <text:p text:style-name="P58"><text:s text:c="2"/>n</text:p>
            <text:p text:style-name="P58"><text:s text:c="2"/>Pn = P^n</text:p>
            <text:p text:style-name="P58">end</text:p>
          </table:table-cell>
        </table:table-row>
      </table:table>
      <text:p text:style-name="P14"/>
      <text:p text:style-name="P29">Результат работы программы:</text:p>
      <table:table table:name="Таблица14" table:style-name="Таблица14">
        <table:table-column table:style-name="Таблица14.A"/>
        <table:table-row>
          <table:table-cell table:style-name="Таблица14.A1" office:value-type="string">
            <text:p text:style-name="P84"><text:bookmark text:name="console1"/>n = <text:s/>1</text:p>
            <text:p text:style-name="P86">Pn =</text:p>
            <text:p text:style-name="P86"/>
            <text:p text:style-name="P86"><text:s/>Columns 1 through 7:</text:p>
            <text:p text:style-name="P86"/>
            <text:p text:style-name="P86"><text:s text:c="3"/>0.156000 <text:s text:c="2"/>0.135000 <text:s text:c="2"/>0.050000 <text:s text:c="2"/>0.346000 <text:s text:c="2"/>0.119000 <text:s text:c="2"/>0.045000 <text:s text:c="2"/>0.078000</text:p>
            <text:p text:style-name="P86"><text:s text:c="3"/>0.094000 <text:s text:c="2"/>0.271000 <text:s text:c="2"/>0.156000 <text:s text:c="2"/>0.023000 <text:s text:c="2"/>0.096000 <text:s text:c="2"/>0.175000 <text:s text:c="2"/>0.065000</text:p>
            <text:p text:style-name="P86"><text:s text:c="3"/>0.225000 <text:s text:c="2"/>0.075000 <text:s text:c="2"/>0.250000 <text:s text:c="2"/>0.050000 <text:s text:c="2"/>0.050000 <text:s text:c="2"/>0.100000 <text:s text:c="2"/>0.150000</text:p>
            <text:p text:style-name="P86"><text:s text:c="3"/>0.076000 <text:s text:c="2"/>0.097000 <text:s text:c="2"/>0.065000 <text:s text:c="2"/>0.234000 <text:s text:c="2"/>0.312000 <text:s text:c="2"/>0.156000 <text:s text:c="2"/>0.023000</text:p>
            <text:p text:style-name="P86"><text:s text:c="3"/>0.120000 <text:s text:c="2"/>0.200000 <text:s text:c="2"/>0.352000 <text:s text:c="2"/>0.123000 <text:s text:c="2"/>0.065000 <text:s text:c="2"/>0.063000 <text:s text:c="2"/>0.032000</text:p>
            <text:p text:style-name="P86"><text:s text:c="3"/>0.300000 <text:s text:c="2"/>0.050000 <text:s text:c="2"/>0.050000 <text:s text:c="2"/>0.120000 <text:s text:c="2"/>0.080000 <text:s text:c="2"/>0.015000 <text:s text:c="2"/>0.085000</text:p>
            <text:p text:style-name="P86"><text:s text:c="3"/>0.090000 <text:s text:c="2"/>0.010000 <text:s text:c="2"/>0.020000 <text:s text:c="2"/>0.045000 <text:s text:c="2"/>0.055000 <text:s text:c="2"/>0.480000 <text:s text:c="2"/>0.200000</text:p>
            <text:p text:style-name="P86"><text:s text:c="3"/>0.300000 <text:s text:c="2"/>0.100000 <text:s text:c="2"/>0.100000 <text:s text:c="2"/>0.100000 <text:s text:c="2"/>0.100000 <text:s text:c="2"/>0.100000 <text:s text:c="2"/>0.150000</text:p>
            <text:p text:style-name="P86"/>
            <text:p text:style-name="P86"><text:s/>Column 8:</text:p>
            <text:p text:style-name="P86"/>
            <text:p text:style-name="P86"><text:s text:c="3"/>0.071000</text:p>
            <text:p text:style-name="P86"><text:s text:c="3"/>0.120000</text:p>
            <text:p text:style-name="P86"><text:s text:c="3"/>0.100000</text:p>
            <text:p text:style-name="P86"><text:s text:c="3"/>0.037000</text:p>
            <text:p text:style-name="P86"><text:s text:c="3"/>0.045000</text:p>
            <text:p text:style-name="P86"><text:s text:c="3"/>0.200000</text:p>
            <text:p text:style-name="P86"><text:s text:c="3"/>0.100000</text:p>
            <text:p text:style-name="P86"><text:s text:c="3"/>0.050000</text:p>
            <text:p text:style-name="P86"/>
            <text:p text:style-name="P86">n = <text:s/>2</text:p>
            <text:p text:style-name="P86">Pn =</text:p>
            <text:p text:style-name="P86"/>
            <text:p text:style-name="P86"><text:s/>Columns 1 through 7:</text:p>
            <text:p text:style-name="P86"/>
            <text:p text:style-name="P86"><text:s text:c="3"/>0.130672 <text:s text:c="2"/>0.128887 <text:s text:c="2"/>0.116648 <text:s text:c="2"/>0.171192 <text:s text:c="2"/>0.164701 <text:s text:c="2"/>0.142333 <text:s text:c="2"/>0.070284</text:p>
            <text:p text:style-name="P86"><text:s text:c="3"/>0.182856 <text:s text:c="2"/>0.140662 <text:s text:c="2"/>0.143313 <text:s text:c="2"/>0.099672 <text:s text:c="2"/>0.087993 <text:s text:c="2"/>0.122716 <text:s text:c="2"/>0.097823</text:p>
            <text:p text:style-name="P86"><text:s text:c="3"/>0.181700 <text:s text:c="2"/>0.100800 <text:s text:c="2"/>0.124300 <text:s text:c="2"/>0.138675 <text:s text:c="2"/>0.091575 <text:s text:c="2"/>0.142700 <text:s text:c="2"/>0.116175</text:p>
            <text:p text:style-name="P86"><text:s text:c="3"/>0.150793 <text:s text:c="2"/>0.138250 <text:s text:c="2"/>0.172176 <text:s text:c="2"/>0.148364 <text:s text:c="2"/>0.132339 <text:s text:c="2"/>0.100135 <text:s text:c="2"/>0.060759</text:p>
            <text:p text:style-name="P86"><text:s text:c="3"/>0.169148 <text:s text:c="2"/>0.129701 <text:s text:c="2"/>0.164365 <text:s text:c="2"/>0.113997 <text:s text:c="2"/>0.104981 <text:s text:c="2"/>0.119688 <text:s text:c="2"/>0.098574</text:p>
            <text:p text:style-name="P86"><text:s text:c="3"/>0.153620 <text:s text:c="2"/>0.107040 <text:s text:c="2"/>0.093710 <text:s text:c="2"/>0.170995 <text:s text:c="2"/>0.111515 <text:s text:c="2"/>0.112035 <text:s text:c="2"/>0.087745</text:p>
            <text:p text:style-name="P86"><text:s text:c="3"/>0.221500 <text:s text:c="2"/>0.067725 <text:s text:c="2"/>0.071345 <text:s text:c="2"/>0.126265 <text:s text:c="2"/>0.089685 <text:s text:c="2"/>0.131485 <text:s text:c="2"/>0.109265</text:p>
            <text:p text:style-name="P86"><text:s text:c="3"/>0.156800 <text:s text:c="2"/>0.116300 <text:s text:c="2"/>0.110300 <text:s text:c="2"/>0.170550 <text:s text:c="2"/>0.109250 <text:s text:c="2"/>0.141400 <text:s text:c="2"/>0.096400</text:p>
            <text:p text:style-name="P86"/>
            <text:p text:style-name="P86"><text:s/>Column 8:</text:p>
            <text:p text:style-name="P86"/>
            <text:p text:style-name="P86"><text:s text:c="3"/>0.070783</text:p>
            <text:p text:style-name="P86"><text:s text:c="3"/>0.107465</text:p>
            <text:p text:style-name="P86"><text:s text:c="3"/>0.094075</text:p>
            <text:p text:style-name="P86"><text:s text:c="3"/>0.081584</text:p>
            <text:p text:style-name="P86"><text:s text:c="3"/>0.093246</text:p>
            <text:p text:style-name="P86"><text:s text:c="3"/>0.061840</text:p>
            <text:p text:style-name="P86"><text:soft-page-break/><text:s text:c="3"/>0.134730</text:p>
            <text:p text:style-name="P86"><text:s text:c="3"/>0.089000</text:p>
            <text:p text:style-name="P86"/>
            <text:p text:style-name="P86">n = <text:s/>3</text:p>
            <text:p text:style-name="P86">Pn =</text:p>
            <text:p text:style-name="P86"/>
            <text:p text:style-name="P86"><text:s/>Columns 1 through 7:</text:p>
            <text:p text:style-name="P86"/>
            <text:p text:style-name="P86"><text:s text:c="3"/>0.161781 <text:s text:c="2"/>0.125761 <text:s text:c="2"/>0.140505 <text:s text:c="2"/>0.141648 <text:s text:c="2"/>0.120204 <text:s text:c="2"/>0.120132 <text:s text:c="2"/>0.082048</text:p>
            <text:p text:style-name="P86"><text:s text:c="3"/>0.169986 <text:s text:c="2"/>0.118681 <text:s text:c="2"/>0.123205 <text:s text:c="2"/>0.137690 <text:s text:c="2"/>0.105190 <text:s text:c="2"/>0.127810 <text:s text:c="2"/>0.096126</text:p>
            <text:p text:style-name="P86"><text:s text:c="3"/>0.168804 <text:s text:c="2"/>0.110640 <text:s text:c="2"/>0.115999 <text:s text:c="2"/>0.146875 <text:s text:c="2"/>0.113946 <text:s text:c="2"/>0.132961 <text:s text:c="2"/>0.094965</text:p>
            <text:p text:style-name="P86"><text:s text:c="3"/>0.162399 <text:s text:c="2"/>0.125368 <text:s text:c="2"/>0.142758 <text:s text:c="2"/>0.137867 <text:s text:c="2"/>0.114228 <text:s text:c="2"/>0.118504 <text:s text:c="2"/>0.087123</text:p>
            <text:p text:style-name="P86"><text:s text:c="3"/>0.169574 <text:s text:c="2"/>0.118660 <text:s text:c="2"/>0.131426 <text:s text:c="2"/>0.137438 <text:s text:c="2"/>0.107510 <text:s text:c="2"/>0.129579 <text:s text:c="2"/>0.096135</text:p>
            <text:p text:style-name="P86"><text:s text:c="3"/>0.141548 <text:s text:c="2"/>0.108328 <text:s text:c="2"/>0.111715 <text:s text:c="2"/>0.137606 <text:s text:c="2"/>0.113814 <text:s text:c="2"/>0.118699 <text:s text:c="2"/>0.076846</text:p>
            <text:p text:style-name="P86"><text:s text:c="3"/>0.167029 <text:s text:c="2"/>0.104931 <text:s text:c="2"/>0.101485 <text:s text:c="2"/>0.156509 <text:s text:c="2"/>0.111653 <text:s text:c="2"/>0.122194 <text:s text:c="2"/>0.091394</text:p>
            <text:p text:style-name="P86"><text:s text:c="3"/>0.164078 <text:s text:c="2"/>0.116285 <text:s text:c="2"/>0.120998 <text:s text:c="2"/>0.145995 <text:s text:c="2"/>0.121166 <text:s text:c="2"/>0.129220 <text:s text:c="2"/>0.088403</text:p>
            <text:p text:style-name="P86"/>
            <text:p text:style-name="P86"><text:s/>Column 8:</text:p>
            <text:p text:style-name="P86"/>
            <text:p text:style-name="P86"><text:s text:c="3"/>0.089189</text:p>
            <text:p text:style-name="P86"><text:s text:c="3"/>0.091540</text:p>
            <text:p text:style-name="P86"><text:s text:c="3"/>0.091540</text:p>
            <text:p text:style-name="P86"><text:s text:c="3"/>0.086141</text:p>
            <text:p text:style-name="P86"><text:s text:c="3"/>0.091409</text:p>
            <text:p text:style-name="P86"><text:s text:c="3"/>0.078741</text:p>
            <text:p text:style-name="P86"><text:s text:c="3"/>0.083656</text:p>
            <text:p text:style-name="P86"><text:s text:c="3"/>0.089715</text:p>
            <text:p text:style-name="P86"/>
            <text:p text:style-name="P86">n = <text:s/>4</text:p>
            <text:p text:style-name="P86">Pn =</text:p>
            <text:p text:style-name="P86"/>
            <text:p text:style-name="P86"><text:s/>Columns 1 through 7:</text:p>
            <text:p text:style-name="P86"/>
            <text:p text:style-name="P86"><text:s text:c="3"/>0.164043 <text:s text:c="2"/>0.119986 <text:s text:c="2"/>0.130919 <text:s text:c="2"/>0.140851 <text:s text:c="2"/>0.113400 <text:s text:c="2"/>0.123112 <text:s text:c="2"/>0.088973</text:p>
            <text:p text:style-name="P86"><text:s text:c="3"/>0.162939 <text:s text:c="2"/>0.115251 <text:s text:c="2"/>0.121259 <text:s text:c="2"/>0.141680 <text:s text:c="2"/>0.112244 <text:s text:c="2"/>0.126057 <text:s text:c="2"/>0.089807</text:p>
            <text:p text:style-name="P86"><text:s text:c="3"/>0.163567 <text:s text:c="2"/>0.115260 <text:s text:c="2"/>0.122057 <text:s text:c="2"/>0.144518 <text:s text:c="2"/>0.114754 <text:s text:c="2"/>0.125381 <text:s text:c="2"/>0.088808</text:p>
            <text:p text:style-name="P86"><text:s text:c="3"/>0.162659 <text:s text:c="2"/>0.118235 <text:s text:c="2"/>0.128818 <text:s text:c="2"/>0.139277 <text:s text:c="2"/>0.111824 <text:s text:c="2"/>0.124437 <text:s text:c="2"/>0.089474</text:p>
            <text:p text:style-name="P86"><text:s text:c="3"/>0.165473 <text:s text:c="2"/>0.116321 <text:s text:c="2"/>0.124166 <text:s text:c="2"/>0.142374 <text:s text:c="2"/>0.112805 <text:s text:c="2"/>0.126982 <text:s text:c="2"/>0.091208</text:p>
            <text:p text:style-name="P86"><text:s text:c="3"/>0.147664 <text:s text:c="2"/>0.107532 <text:s text:c="2"/>0.116258 <text:s text:c="2"/>0.128828 <text:s text:c="2"/>0.104757 <text:s text:c="2"/>0.111676 <text:s text:c="2"/>0.078916</text:p>
            <text:p text:style-name="P86"><text:s text:c="3"/>0.154028 <text:s text:c="2"/>0.111498 <text:s text:c="2"/>0.115870 <text:s text:c="2"/>0.142778 <text:s text:c="2"/>0.114280 <text:s text:c="2"/>0.121545 <text:s text:c="2"/>0.083458</text:p>
            <text:p text:style-name="P86"><text:s text:c="3"/>0.163024 <text:s text:c="2"/>0.117450 <text:s text:c="2"/>0.125934 <text:s text:c="2"/>0.143018 <text:s text:c="2"/>0.114336 <text:s text:c="2"/>0.123585 <text:s text:c="2"/>0.087863</text:p>
            <text:p text:style-name="P86"/>
            <text:p text:style-name="P86"><text:s/>Column 8:</text:p>
            <text:p text:style-name="P86"/>
            <text:p text:style-name="P86"><text:s text:c="3"/>0.087969</text:p>
            <text:p text:style-name="P86"><text:s text:c="3"/>0.088211</text:p>
            <text:p text:style-name="P86"><text:s text:c="3"/>0.088089</text:p>
            <text:p text:style-name="P86"><text:s text:c="3"/>0.087812</text:p>
            <text:p text:style-name="P86"><text:s text:c="3"/>0.089444</text:p>
            <text:p text:style-name="P86"><text:s text:c="3"/>0.079795</text:p>
            <text:p text:style-name="P86"><text:s text:c="3"/>0.083176</text:p>
            <text:p text:style-name="P86"><text:s text:c="3"/>0.087728</text:p>
            <text:p text:style-name="P86"/>
            <text:p text:style-name="P86">n = <text:s/>5</text:p>
            <text:p text:style-name="P86">Pn =</text:p>
            <text:p text:style-name="P86"/>
            <text:p text:style-name="P86"><text:s/>Columns 1 through 7:</text:p>
            <text:p text:style-name="P86"/>
            <text:p text:style-name="P86"><text:s text:c="3"/>0.161971 <text:s text:c="2"/>0.116666 <text:s text:c="2"/>0.125454 <text:s text:c="2"/>0.140546 <text:s text:c="2"/>0.112442 <text:s text:c="2"/>0.123939 <text:s text:c="2"/>0.088555 </text:p>
            <text:p text:style-name="P86"><text:s text:c="3"/>0.160135 <text:s text:c="2"/>0.114538 <text:s text:c="2"/>0.122080 <text:s text:c="2"/>0.140039 <text:s text:c="2"/>0.111862 <text:s text:c="2"/>0.122620 <text:s text:c="2"/>0.087148</text:p>
            <text:p text:style-name="P86"><text:s text:c="3"/>0.160601 <text:s text:c="2"/>0.115406 <text:s text:c="2"/>0.123314 <text:s text:c="2"/>0.141131 <text:s text:c="2"/>0.112905 <text:s text:c="2"/>0.122829 <text:s text:c="2"/>0.087187</text:p>
            <text:p text:style-name="P86"><text:s text:c="3"/>0.161204 <text:s text:c="2"/>0.115434 <text:s text:c="2"/>0.123990 <text:s text:c="2"/>0.139526 <text:s text:c="2"/>0.111528 <text:s text:c="2"/>0.123260 <text:s text:c="2"/>0.088121</text:p>
            <text:p text:style-name="P86"><text:soft-page-break/><text:s text:c="3"/>0.162179 <text:s text:c="2"/>0.115751 <text:s text:c="2"/>0.123541 <text:s text:c="2"/>0.141615 <text:s text:c="2"/>0.112939 <text:s text:c="2"/>0.124165 <text:s text:c="2"/>0.088429</text:p>
            <text:p text:style-name="P86"><text:s text:c="3"/>0.146207 <text:s text:c="2"/>0.105595 <text:s text:c="2"/>0.113613 <text:s text:c="2"/>0.127341 <text:s text:c="2"/>0.101966 <text:s text:c="2"/>0.111320 <text:s text:c="2"/>0.079506</text:p>
            <text:p text:style-name="P86"><text:s text:c="3"/>0.154072 <text:s text:c="2"/>0.111635 <text:s text:c="2"/>0.119634 <text:s text:c="2"/>0.135777 <text:s text:c="2"/>0.109433 <text:s text:c="2"/>0.117704 <text:s text:c="2"/>0.083082</text:p>
            <text:p text:style-name="P86"><text:s text:c="3"/>0.160698 <text:s text:c="2"/>0.115853 <text:s text:c="2"/>0.124209 <text:s text:c="2"/>0.140491 <text:s text:c="2"/>0.112517 <text:s text:c="2"/>0.122798 <text:s text:c="2"/>0.087425</text:p>
            <text:p text:style-name="P86"/>
            <text:p text:style-name="P86"><text:s/>Column 8:</text:p>
            <text:p text:style-name="P86"/>
            <text:p text:style-name="P86"><text:s text:c="3"/>0.087370</text:p>
            <text:p text:style-name="P86"><text:s text:c="3"/>0.086420</text:p>
            <text:p text:style-name="P86"><text:s text:c="3"/>0.086523</text:p>
            <text:p text:style-name="P86"><text:s text:c="3"/>0.087030</text:p>
            <text:p text:style-name="P86"><text:s text:c="3"/>0.087457</text:p>
            <text:p text:style-name="P86"><text:s text:c="3"/>0.078711</text:p>
            <text:p text:style-name="P86"><text:s text:c="3"/>0.083142</text:p>
            <text:p text:style-name="P95"><text:s text:c="3"/>0.086589</text:p>
          </table:table-cell>
        </table:table-row>
      </table:table>
      <text:p text:style-name="P49"/>
      <text:p text:style-name="P14"/>
      <text:p text:style-name="P23"><text:span text:style-name="T15">3. </text:span><text:span text:style-name="T14">Проверить</text:span><text:span text:style-name="T16"> </text:span><text:span text:style-name="T14">выполнение</text:span><text:span text:style-name="T16"> </text:span><text:span text:style-name="T14">неравенств</text:span><text:span text:style-name="T16"> </text:span><text:span text:style-name="T16"><draw:frame draw:style-name="fr2" draw:name="Объект5" text:anchor-type="as-char" svg:width="2.847cm" svg:height="0.547cm" draw:z-index="0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/text:p>
      <text:p text:style-name="P26">Код программы: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62">1</text:p>
            <text:p text:style-name="P62">2</text:p>
            <text:p text:style-name="P62">3</text:p>
            <text:p text:style-name="P62">4</text:p>
            <text:p text:style-name="P62">5</text:p>
            <text:p text:style-name="P62">6</text:p>
          </table:table-cell>
          <table:table-cell table:style-name="Таблица3.B1" office:value-type="string">
            <text:p text:style-name="P62">for n=1:8</text:p>
            <text:p text:style-name="P62"><text:s/>N(n,:)= npi';</text:p>
            <text:p text:style-name="P62"><text:s/>end</text:p>
            <text:p text:style-name="P62">N</text:p>
            <text:p text:style-name="P62">A=N*P</text:p>
            <text:p text:style-name="P62">B=P*N</text:p>
          </table:table-cell>
        </table:table-row>
      </table:table>
      <text:p text:style-name="P13"/>
      <text:p text:style-name="P13"/>
      <text:p text:style-name="P13"/>
      <text:p text:style-name="P28">Результат работы программы:</text:p>
      <table:table table:name="Таблица15" table:style-name="Таблица15">
        <table:table-column table:style-name="Таблица15.A"/>
        <table:table-row>
          <table:table-cell table:style-name="Таблица15.A1" office:value-type="string">
            <text:p text:style-name="P84"><text:bookmark text:name="console2"/>N =</text:p>
            <text:p text:style-name="P82"/>
            <text:p text:style-name="P82"><text:s/>Columns 1 through 7:</text:p>
            <text:p text:style-name="P82"/>
            <text:p text:style-name="P82"><text:s text:c="3"/>0.168623 <text:s text:c="2"/>0.119748 <text:s text:c="2"/>0.128001 <text:s text:c="2"/>0.145547 <text:s text:c="2"/>0.116425 <text:s text:c="2"/>0.127572 <text:s text:c="2"/>0.091753</text:p>
            <text:p text:style-name="P82"><text:s text:c="3"/>0.168623 <text:s text:c="2"/>0.119748 <text:s text:c="2"/>0.128001 <text:s text:c="2"/>0.145547 <text:s text:c="2"/>0.116425 <text:s text:c="2"/>0.127572 <text:s text:c="2"/>0.091753</text:p>
            <text:p text:style-name="P82"><text:s text:c="3"/>0.168623 <text:s text:c="2"/>0.119748 <text:s text:c="2"/>0.128001 <text:s text:c="2"/>0.145547 <text:s text:c="2"/>0.116425 <text:s text:c="2"/>0.127572 <text:s text:c="2"/>0.091753</text:p>
            <text:p text:style-name="P82"><text:s text:c="3"/>0.168623 <text:s text:c="2"/>0.119748 <text:s text:c="2"/>0.128001 <text:s text:c="2"/>0.145547 <text:s text:c="2"/>0.116425 <text:s text:c="2"/>0.127572 <text:s text:c="2"/>0.091753</text:p>
            <text:p text:style-name="P82"><text:s text:c="3"/>0.168623 <text:s text:c="2"/>0.119748 <text:s text:c="2"/>0.128001 <text:s text:c="2"/>0.145547 <text:s text:c="2"/>0.116425 <text:s text:c="2"/>0.127572 <text:s text:c="2"/>0.091753</text:p>
            <text:p text:style-name="P82"><text:s text:c="3"/>0.168623 <text:s text:c="2"/>0.119748 <text:s text:c="2"/>0.128001 <text:s text:c="2"/>0.145547 <text:s text:c="2"/>0.116425 <text:s text:c="2"/>0.127572 <text:s text:c="2"/>0.091753</text:p>
            <text:p text:style-name="P82"><text:s text:c="3"/>0.168623 <text:s text:c="2"/>0.119748 <text:s text:c="2"/>0.128001 <text:s text:c="2"/>0.145547 <text:s text:c="2"/>0.116425 <text:s text:c="2"/>0.127572 <text:s text:c="2"/>0.091753</text:p>
            <text:p text:style-name="P82"><text:s text:c="3"/>0.168623 <text:s text:c="2"/>0.119748 <text:s text:c="2"/>0.128001 <text:s text:c="2"/>0.145547 <text:s text:c="2"/>0.116425 <text:s text:c="2"/>0.127572 <text:s text:c="2"/>0.091753</text:p>
            <text:p text:style-name="P82"/>
            <text:p text:style-name="P82"><text:s/>Column 8:</text:p>
            <text:p text:style-name="P82"/>
            <text:p text:style-name="P82"><text:s text:c="3"/>0.102330</text:p>
            <text:p text:style-name="P82"><text:s text:c="3"/>0.102330</text:p>
            <text:p text:style-name="P82"><text:s text:c="3"/>0.102330</text:p>
            <text:p text:style-name="P82"><text:s text:c="3"/>0.102330</text:p>
            <text:p text:style-name="P82"><text:s text:c="3"/>0.102330</text:p>
            <text:p text:style-name="P82"><text:s text:c="3"/>0.102330</text:p>
            <text:p text:style-name="P82"><text:soft-page-break/><text:s text:c="3"/>0.102330</text:p>
            <text:p text:style-name="P82"><text:s text:c="3"/>0.102330</text:p>
            <text:p text:style-name="P82"/>
            <text:p text:style-name="P82">A =</text:p>
            <text:p text:style-name="P82"/>
            <text:p text:style-name="P83"><text:s/>Columns 1 through 7:</text:p>
            <text:p text:style-name="P83"/>
            <text:p text:style-name="P83"><text:s text:c="3"/>0.168623 <text:s text:c="2"/>0.119748 <text:s text:c="2"/>0.128001 <text:s text:c="2"/>0.145547 <text:s text:c="2"/>0.116425 <text:s text:c="2"/>0.127572 <text:s text:c="2"/>0.091753</text:p>
            <text:p text:style-name="P83"><text:s text:c="3"/>0.168623 <text:s text:c="2"/>0.119748 <text:s text:c="2"/>0.128001 <text:s text:c="2"/>0.145547 <text:s text:c="2"/>0.116425 <text:s text:c="2"/>0.127572 <text:s text:c="2"/>0.091753</text:p>
            <text:p text:style-name="P83"><text:s text:c="3"/>0.168623 <text:s text:c="2"/>0.119748 <text:s text:c="2"/>0.128001 <text:s text:c="2"/>0.145547 <text:s text:c="2"/>0.116425 <text:s text:c="2"/>0.127572 <text:s text:c="2"/>0.091753</text:p>
            <text:p text:style-name="P83"><text:s text:c="3"/>0.168623 <text:s text:c="2"/>0.119748 <text:s text:c="2"/>0.128001 <text:s text:c="2"/>0.145547 <text:s text:c="2"/>0.116425 <text:s text:c="2"/>0.127572 <text:s text:c="2"/>0.091753</text:p>
            <text:p text:style-name="P83"><text:s text:c="3"/>0.168623 <text:s text:c="2"/>0.119748 <text:s text:c="2"/>0.128001 <text:s text:c="2"/>0.145547 <text:s text:c="2"/>0.116425 <text:s text:c="2"/>0.127572 <text:s text:c="2"/>0.091753</text:p>
            <text:p text:style-name="P83"><text:s text:c="3"/>0.151761 <text:s text:c="2"/>0.107773 <text:s text:c="2"/>0.115201 <text:s text:c="2"/>0.130992 <text:s text:c="2"/>0.104783 <text:s text:c="2"/>0.114815 <text:s text:c="2"/>0.082578</text:p>
            <text:p text:style-name="P83"><text:s text:c="3"/>0.168623 <text:s text:c="2"/>0.119748 <text:s text:c="2"/>0.128001 <text:s text:c="2"/>0.145547 <text:s text:c="2"/>0.116425 <text:s text:c="2"/>0.127572 <text:s text:c="2"/>0.091753</text:p>
            <text:p text:style-name="P83"><text:s text:c="3"/>0.168623 <text:s text:c="2"/>0.119748 <text:s text:c="2"/>0.128001 <text:s text:c="2"/>0.145547 <text:s text:c="2"/>0.116425 <text:s text:c="2"/>0.127572 <text:s text:c="2"/>0.091753</text:p>
            <text:p text:style-name="P83"/>
            <text:p text:style-name="P83"><text:s/>Column 8:</text:p>
            <text:p text:style-name="P83"/>
            <text:p text:style-name="P83"><text:s text:c="3"/>0.102330</text:p>
            <text:p text:style-name="P83"><text:s text:c="3"/>0.102330</text:p>
            <text:p text:style-name="P83"><text:s text:c="3"/>0.102330</text:p>
            <text:p text:style-name="P83"><text:s text:c="3"/>0.102330</text:p>
            <text:p text:style-name="P83"><text:s text:c="3"/>0.102330</text:p>
            <text:p text:style-name="P83"><text:s text:c="3"/>0.092097</text:p>
            <text:p text:style-name="P83"><text:s text:c="3"/>0.102330</text:p>
            <text:p text:style-name="P94"><text:s text:c="3"/>0.102330</text:p>
            <text:p text:style-name="P82"/>
            <text:p text:style-name="P82">B =</text:p>
            <text:p text:style-name="P82"/>
            <text:p text:style-name="P82"><text:s/>Columns 1 through 7:</text:p>
            <text:p text:style-name="P82"/>
            <text:p text:style-name="P82"><text:s text:c="3"/>0.168623 <text:s text:c="2"/>0.119748 <text:s text:c="2"/>0.128001 <text:s text:c="2"/>0.145547 <text:s text:c="2"/>0.116425 <text:s text:c="2"/>0.127572 <text:s text:c="2"/>0.091753</text:p>
            <text:p text:style-name="P82"><text:s text:c="3"/>0.168623 <text:s text:c="2"/>0.119748 <text:s text:c="2"/>0.128001 <text:s text:c="2"/>0.145547 <text:s text:c="2"/>0.116425 <text:s text:c="2"/>0.127572 <text:s text:c="2"/>0.091753</text:p>
            <text:p text:style-name="P82"><text:s text:c="3"/>0.168623 <text:s text:c="2"/>0.119748 <text:s text:c="2"/>0.128001 <text:s text:c="2"/>0.145547 <text:s text:c="2"/>0.116425 <text:s text:c="2"/>0.127572 <text:s text:c="2"/>0.091753</text:p>
            <text:p text:style-name="P82"><text:s text:c="3"/>0.168623 <text:s text:c="2"/>0.119748 <text:s text:c="2"/>0.128001 <text:s text:c="2"/>0.145547 <text:s text:c="2"/>0.116425 <text:s text:c="2"/>0.127572 <text:s text:c="2"/>0.091753</text:p>
            <text:p text:style-name="P82"><text:s text:c="3"/>0.168623 <text:s text:c="2"/>0.119748 <text:s text:c="2"/>0.128001 <text:s text:c="2"/>0.145547 <text:s text:c="2"/>0.116425 <text:s text:c="2"/>0.127572 <text:s text:c="2"/>0.091753</text:p>
            <text:p text:style-name="P82"><text:s text:c="3"/>0.151761 <text:s text:c="2"/>0.107773 <text:s text:c="2"/>0.115201 <text:s text:c="2"/>0.130992 <text:s text:c="2"/>0.104783 <text:s text:c="2"/>0.114815 <text:s text:c="2"/>0.082578</text:p>
            <text:p text:style-name="P82"><text:s text:c="3"/>0.168623 <text:s text:c="2"/>0.119748 <text:s text:c="2"/>0.128001 <text:s text:c="2"/>0.145547 <text:s text:c="2"/>0.116425 <text:s text:c="2"/>0.127572 <text:s text:c="2"/>0.091753</text:p>
            <text:p text:style-name="P82"><text:s text:c="3"/>0.168623 <text:s text:c="2"/>0.119748 <text:s text:c="2"/>0.128001 <text:s text:c="2"/>0.145547 <text:s text:c="2"/>0.116425 <text:s text:c="2"/>0.127572 <text:s text:c="2"/>0.091753</text:p>
            <text:p text:style-name="P82"/>
            <text:p text:style-name="P82"><text:s/>Column 8:</text:p>
            <text:p text:style-name="P82"/>
            <text:p text:style-name="P82"><text:s text:c="3"/>0.102330</text:p>
            <text:p text:style-name="P82"><text:s text:c="3"/>0.102330</text:p>
            <text:p text:style-name="P82"><text:s text:c="3"/>0.102330</text:p>
            <text:p text:style-name="P82"><text:s text:c="3"/>0.102330</text:p>
            <text:p text:style-name="P82"><text:s text:c="3"/>0.102330</text:p>
            <text:p text:style-name="P82"><text:s text:c="3"/>0.092097</text:p>
            <text:p text:style-name="P82"><text:s text:c="3"/>0.102330</text:p>
            <text:p text:style-name="P93"><text:s text:c="3"/>0.102330</text:p>
          </table:table-cell>
        </table:table-row>
      </table:table>
      <text:p text:style-name="P43"/>
      <text:p text:style-name="P98"><text:span text:style-name="T7"/></text:p>
      <text:p text:style-name="P99"><text:span text:style-name="T7">4. Для произвольных начальных распределений </text:span><text:span text:style-name="T7"><draw:frame draw:style-name="fr2" draw:name="Объект6" text:anchor-type="as-char" svg:width="1.117cm" svg:height="0.591cm" draw:z-index="1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25"> </text:span><text:span text:style-name="T8">и </text:span><text:span text:style-name="T8"><draw:frame draw:style-name="fr2" draw:name="Объект7" text:anchor-type="as-char" svg:width="1.302cm" svg:height="0.591cm" draw:z-index="2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8"> вычислить значения векторов </text:span><text:span text:style-name="T8"><draw:frame draw:style-name="fr2" draw:name="Объект8" text:anchor-type="as-char" svg:width="1.117cm" svg:height="0.591cm" draw:z-index="3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8"> при </text:span><text:span text:style-name="T8"><draw:frame draw:style-name="fr2" draw:name="Объект9" text:anchor-type="as-char" svg:width="2.252cm" svg:height="0.547cm" draw:z-index="4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8">.</text:span></text:p>
      <text:p text:style-name="P26">Код программы: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59">1</text:p>
            <text:p text:style-name="P59">2</text:p>
            <text:p text:style-name="P59">3</text:p>
          </table:table-cell>
          <table:table-cell table:style-name="Таблица4.B1" office:value-type="string">
            <text:p text:style-name="P60">P1= [0.076 0.135 0.214 0.165 0.067 0.134 0.183 0.026];</text:p>
            <text:p text:style-name="P60">pn=P0*P^5</text:p>
            <text:p text:style-name="P60">pn1=P1*P^5</text:p>
          </table:table-cell>
        </table:table-row>
      </table:table>
      <text:p text:style-name="P19"/>
      <text:p text:style-name="P30">Результат работы программы:</text:p>
      <table:table table:name="Таблица16" table:style-name="Таблица16">
        <table:table-column table:style-name="Таблица16.A"/>
        <table:table-row>
          <table:table-cell table:style-name="Таблица16.A1" office:value-type="string">
            <text:p text:style-name="P89"><text:bookmark text:name="console3"/>pn =</text:p>
            <text:p text:style-name="P88"/>
            <text:p text:style-name="P88"><text:s/>Columns 1 through 7:</text:p>
            <text:p text:style-name="P88"/>
            <text:p text:style-name="P88"><text:s text:c="3"/>0.159481 <text:s text:c="2"/>0.114547 <text:s text:c="2"/>0.122774 <text:s text:c="2"/>0.138957 <text:s text:c="2"/>0.111147 <text:s text:c="2"/>0.121935 <text:s text:c="2"/>0.086911</text:p>
            <text:p text:style-name="P88"/>
            <text:p text:style-name="P88"><text:s/>Column 8:</text:p>
            <text:p text:style-name="P88"/>
            <text:p text:style-name="P88"><text:s text:c="3"/>0.086011</text:p>
            <text:p text:style-name="P88"/>
            <text:p text:style-name="P88">pn1 =</text:p>
            <text:p text:style-name="P88"/>
            <text:p text:style-name="P88"><text:s/>Columns 1 through 7:</text:p>
            <text:p text:style-name="P88"/>
            <text:p text:style-name="P88"><text:s text:c="3"/>0.157727 <text:s text:c="2"/>0.113419 <text:s text:c="2"/>0.121487 <text:s text:c="2"/>0.137862 <text:s text:c="2"/>0.110393 <text:s text:c="2"/>0.120565 <text:s text:c="2"/>0.085749</text:p>
            <text:p text:style-name="P88"/>
            <text:p text:style-name="P88"><text:s/>Column 8:</text:p>
            <text:p text:style-name="P88"/>
            <text:p text:style-name="P96"><text:s text:c="3"/>0.085056</text:p>
          </table:table-cell>
        </table:table-row>
      </table:table>
      <text:p text:style-name="P50"/>
      <text:p text:style-name="P77"><text:span text:style-name="T19">5. Вычислить математическое ожидание доли времени, проведенного цепью в состоянии </text:span><text:span text:style-name="T19"><draw:frame draw:style-name="fr2" draw:name="Объект10" text:anchor-type="as-char" svg:width="0.372cm" svg:height="0.547cm" draw:z-index="5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8"> за промежуток времени от </text:span><text:span text:style-name="T8"><draw:frame draw:style-name="fr1" draw:name="Объект26" text:anchor-type="as-char" svg:y="-0.439cm" svg:width="0.397cm" svg:height="0.547cm" draw:z-index="26"><draw:object xlink:href="./Object 26" xlink:type="simple" xlink:show="embed" xlink:actuate="onLoad"/><draw:image xlink:href="./ObjectReplacements/Object 26" xlink:type="simple" xlink:show="embed" xlink:actuate="onLoad"/></draw:frame></text:span><text:span text:style-name="T8"> до </text:span><text:span text:style-name="T8"><draw:frame draw:style-name="fr2" draw:name="Объект11" text:anchor-type="as-char" svg:width="0.407cm" svg:height="0.547cm" draw:z-index="6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8">(при </text:span><text:span text:style-name="T8"><draw:frame draw:style-name="fr2" draw:name="Объект12" text:anchor-type="as-char" svg:width="1.371cm" svg:height="0.547cm" draw:z-index="7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9">)</text:span><text:span text:style-name="T8">, </text:span><text:span text:style-name="T8"><draw:frame draw:style-name="fr2" draw:name="Объект13" text:anchor-type="as-char" svg:width="2.436cm" svg:height="0.728cm" draw:z-index="8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8"> </text:span><text:span text:style-name="T9">.</text:span></text:p>
      <text:p text:style-name="P26">Код программы: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61">1</text:p>
          </table:table-cell>
          <table:table-cell table:style-name="Таблица5.B1" office:value-type="string">
            <text:p text:style-name="P61">Ex=npi'</text:p>
          </table:table-cell>
        </table:table-row>
      </table:table>
      <text:p text:style-name="P42"/>
      <text:p text:style-name="P44">Результат работы программы:</text:p>
      <table:table table:name="Таблица17" table:style-name="Таблица17">
        <table:table-column table:style-name="Таблица17.A"/>
        <table:table-row>
          <table:table-cell table:style-name="Таблица17.A1" office:value-type="string">
            <text:p text:style-name="P80"><text:bookmark text:name="console4"/>Ex =</text:p>
            <text:p text:style-name="Preformatted_20_Text"/>
            <text:p text:style-name="Preformatted_20_Text"><text:s/>Columns 1 through 7:</text:p>
            <text:p text:style-name="Preformatted_20_Text"/>
            <text:p text:style-name="Preformatted_20_Text"><text:s text:c="3"/>0.168623 <text:s text:c="2"/>0.119748 <text:s text:c="2"/>0.128001 <text:s text:c="2"/>0.145547 <text:s text:c="2"/>0.116425 <text:s text:c="2"/>0.127572 <text:s text:c="2"/>0.091753</text:p>
            <text:p text:style-name="Preformatted_20_Text"/>
            <text:p text:style-name="Preformatted_20_Text"><text:s/>Column 8:</text:p>
            <text:p text:style-name="Preformatted_20_Text"/>
            <text:p text:style-name="P92"><text:s text:c="3"/>0.102330</text:p>
          </table:table-cell>
        </table:table-row>
      </table:table>
      <text:p text:style-name="P102"><text:soft-page-break/>6. Вычислить значения элементов фундаментальной матрицы. </text:p>
      <text:p text:style-name="P26">Код программы: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63">1</text:p>
            <text:p text:style-name="P63">2</text:p>
            <text:p text:style-name="P63">3</text:p>
            <text:p text:style-name="P63">4</text:p>
            <text:p text:style-name="P63">5</text:p>
          </table:table-cell>
          <table:table-cell table:style-name="Таблица6.B1" office:value-type="string">
            <text:p text:style-name="P63">Sum=0;</text:p>
            <text:p text:style-name="P63">for n=1:<text:span text:style-name="T26">8</text:span></text:p>
            <text:p text:style-name="P63"><text:s text:c="4"/>Sum += P^n - N;</text:p>
            <text:p text:style-name="P63">end</text:p>
            <text:p text:style-name="P63">Z=I+Sum</text:p>
          </table:table-cell>
        </table:table-row>
      </table:table>
      <text:p text:style-name="P45"/>
      <text:p text:style-name="P48">Результат работы программы:</text:p>
      <table:table table:name="Таблица18" table:style-name="Таблица18">
        <table:table-column table:style-name="Таблица18.A"/>
        <table:table-row>
          <table:table-cell table:style-name="Таблица18.A1" office:value-type="string">
            <text:p text:style-name="P81"><text:bookmark text:name="console5"/>Z =</text:p>
            <text:p text:style-name="Preformatted_20_Text"/>
            <text:p text:style-name="Preformatted_20_Text"><text:s/>Columns 1 through 6:</text:p>
            <text:p text:style-name="Preformatted_20_Text"/>
            <text:p text:style-name="Preformatted_20_Text"><text:s text:c="3"/>0.8991167 <text:s text:c="2"/>0.0084545 <text:s/>-0.0960143 <text:s text:c="2"/>0.1888067 <text:s text:c="2"/>0.0286737 <text:s/>-0.1039159</text:p>
            <text:p text:style-name="Preformatted_20_Text"><text:s text:c="2"/>-0.1116620 <text:s text:c="2"/>1.1381096 <text:s text:c="2"/>0.0017085 <text:s/>-0.2141485 <text:s/>-0.0915232 <text:s text:c="2"/>0.0109541</text:p>
            <text:p text:style-name="Preformatted_20_Text"><text:s text:c="3"/>0.0205121 <text:s/>-0.1029626 <text:s text:c="2"/>1.0738226 <text:s/>-0.1329799 <text:s/>-0.1198706 <text:s/>-0.0375495</text:p>
            <text:p text:style-name="Preformatted_20_Text"><text:s text:c="2"/>-0.1656712 <text:s/>-0.0260805 <text:s/>-0.0296216 <text:s text:c="2"/>1.0448380 <text:s text:c="2"/>0.1785522 <text:s/>-0.0386850</text:p>
            <text:p text:style-name="Preformatted_20_Text"><text:s text:c="2"/>-0.0896198 <text:s text:c="2"/>0.0623098 <text:s text:c="2"/>0.2354866 <text:s/>-0.0929165 <text:s text:c="2"/>0.9022942 <text:s/>-0.0955120</text:p>
            <text:p text:style-name="Preformatted_20_Text"><text:s text:c="2"/>-0.0323031 <text:s/>-0.1720959 <text:s/>-0.2092092 <text:s/>-0.1066760 <text:s/>-0.1209316 <text:s text:c="2"/>0.7751241</text:p>
            <text:p text:style-name="Preformatted_20_Text"><text:s text:c="2"/>-0.1100527 <text:s/>-0.2265990 <text:s/>-0.2464213 <text:s/>-0.1634038 <text:s/>-0.1353564 <text:s text:c="2"/>0.2978984</text:p>
            <text:p text:style-name="Preformatted_20_Text"><text:s text:c="3"/>0.0659079 <text:s/>-0.0539965 <text:s/>-0.0801845 <text:s/>-0.0540298 <text:s/>-0.0457764 <text:s/>-0.0440304</text:p>
            <text:p text:style-name="Preformatted_20_Text"/>
            <text:p text:style-name="Preformatted_20_Text"><text:s/>Columns 7 and 8:</text:p>
            <text:p text:style-name="Preformatted_20_Text"/>
            <text:p text:style-name="Preformatted_20_Text"><text:s text:c="2"/>-0.0681695 <text:s/>-0.1568855</text:p>
            <text:p text:style-name="Preformatted_20_Text"><text:s text:c="2"/>-0.0437465 <text:s/>-0.0729780</text:p>
            <text:p text:style-name="Preformatted_20_Text"><text:s text:c="3"/>0.0587885 <text:s/>-0.1050800</text:p>
            <text:p text:style-name="Preformatted_20_Text"><text:s text:c="2"/>-0.1294151 <text:s/>-0.1854845</text:p>
            <text:p text:style-name="Preformatted_20_Text"><text:s text:c="2"/>-0.0702328 <text:s/>-0.1570397</text:p>
            <text:p text:style-name="Preformatted_20_Text"><text:s text:c="2"/>-0.0930952 <text:s/>-0.0889317</text:p>
            <text:p text:style-name="Preformatted_20_Text"><text:s text:c="3"/>1.0792838 <text:s/>-0.0900857</text:p>
            <text:p text:style-name="P92"><text:s text:c="3"/>0.0321168 <text:s text:c="2"/>0.8380056</text:p>
          </table:table-cell>
        </table:table-row>
      </table:table>
      <text:p text:style-name="P46"/>
      <text:p text:style-name="P32">7. Проверить выполнение свойств фундаментальной матрицы.</text:p>
      <text:p text:style-name="P33">Код программы: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68">1</text:p>
            <text:p text:style-name="P68">2</text:p>
            <text:p text:style-name="P68">3</text:p>
            <text:p text:style-name="P68">4</text:p>
            <text:p text:style-name="P68">5</text:p>
            <text:p text:style-name="P68">6</text:p>
            <text:p text:style-name="P68">7</text:p>
            <text:p text:style-name="P68">8</text:p>
            <text:p text:style-name="P68">9</text:p>
            <text:p text:style-name="P68">10</text:p>
            <text:p text:style-name="P68">11</text:p>
            <text:p text:style-name="P68">12</text:p>
            <text:p text:style-name="P68">13</text:p>
            <text:p text:style-name="P68">14</text:p>
          </table:table-cell>
          <table:table-cell table:style-name="Таблица7.B1" office:value-type="string">
            <text:p text:style-name="P64">%Свойство 1 (P.*Z == Z.*P)</text:p>
            <text:p text:style-name="P64">one = P.*Z</text:p>
            <text:p text:style-name="P64">two = Z.*P</text:p>
            <text:p text:style-name="P64"/>
            <text:p text:style-name="P64">%Свойство 2 (nu == Znu)</text:p>
            <text:p text:style-name="P64">nu=[1; 1; 1; 1; 1; 1; 1; 1]</text:p>
            <text:p text:style-name="P64">answer2 = Z*nu</text:p>
            <text:p text:style-name="P64"/>
            <text:p text:style-name="P64">%Свойство 3 (npi == npi*Z)</text:p>
            <text:p text:style-name="P64">answer3 = npi'*Z</text:p>
            <text:p text:style-name="P64"/>
            <text:p text:style-name="P64">%Свойство 4 (I - Z == N - P * Z)</text:p>
            <text:p text:style-name="P64">one4 = I - Z</text:p>
            <text:p text:style-name="P64">two4 = N - P * Z</text:p>
          </table:table-cell>
        </table:table-row>
      </table:table>
      <text:p text:style-name="P52"><text:soft-page-break/>Результат работы программы:</text:p>
      <table:table table:name="Таблица19" table:style-name="Таблица19">
        <table:table-column table:style-name="Таблица19.A"/>
        <table:table-row>
          <table:table-cell table:style-name="Таблица19.A1" office:value-type="string">
            <text:p text:style-name="P90"><text:bookmark text:name="console6"/>one =</text:p>
            <text:p text:style-name="Preformatted_20_Text"/>
            <text:p text:style-name="Preformatted_20_Text"><text:s/>Columns 1 through 6:</text:p>
            <text:p text:style-name="Preformatted_20_Text"/>
            <text:p text:style-name="Preformatted_20_Text"><text:s text:c="3"/>1.4026e-01 <text:s text:c="2"/>1.1414e-03 <text:s/>-4.8007e-03 <text:s text:c="2"/>6.5327e-02 <text:s text:c="2"/>3.4122e-03 <text:s/>-4.6762e-03</text:p>
            <text:p text:style-name="Preformatted_20_Text"><text:s text:c="2"/>-1.0496e-02 <text:s text:c="2"/>3.0843e-01 <text:s text:c="2"/>2.6652e-04 <text:s/>-4.9254e-03 <text:s/>-8.7862e-03 <text:s text:c="2"/>1.9170e-03</text:p>
            <text:p text:style-name="Preformatted_20_Text"><text:s text:c="3"/>4.6152e-03 <text:s/>-7.7222e-03 <text:s text:c="2"/>2.6846e-01 <text:s/>-6.6490e-03 <text:s/>-5.9935e-03 <text:s/>-3.7549e-03</text:p>
            <text:p text:style-name="Preformatted_20_Text"><text:s text:c="2"/>-1.2591e-02 <text:s/>-2.5298e-03 <text:s/>-1.9254e-03 <text:s text:c="2"/>2.4449e-01 <text:s text:c="2"/>5.5708e-02 <text:s/>-6.0349e-03</text:p>
            <text:p text:style-name="Preformatted_20_Text"><text:s text:c="2"/>-1.0754e-02 <text:s text:c="2"/>1.2462e-02 <text:s text:c="2"/>8.2891e-02 <text:s/>-1.1429e-02 <text:s text:c="2"/>5.8649e-02 <text:s/>-6.0173e-03</text:p>
            <text:p text:style-name="Preformatted_20_Text"><text:s text:c="2"/>-9.6909e-03 <text:s/>-8.6048e-03 <text:s/>-1.0460e-02 <text:s/>-1.2801e-02 <text:s/>-9.6745e-03 <text:s text:c="2"/>1.1627e-02</text:p>
            <text:p text:style-name="Preformatted_20_Text"><text:s text:c="2"/>-9.9047e-03 <text:s/>-2.2660e-03 <text:s/>-4.9284e-03 <text:s/>-7.3532e-03 <text:s/>-7.4446e-03 <text:s text:c="2"/>1.4299e-01</text:p>
            <text:p text:style-name="Preformatted_20_Text"><text:s text:c="3"/>1.9772e-02 <text:s/>-5.3997e-03 <text:s/>-8.0184e-03 <text:s/>-5.4030e-03 <text:s/>-4.5776e-03 <text:s/>-4.4030e-03</text:p>
            <text:p text:style-name="Preformatted_20_Text"/>
            <text:p text:style-name="Preformatted_20_Text"><text:s/>Columns 7 and 8:</text:p>
            <text:p text:style-name="Preformatted_20_Text"/>
            <text:p text:style-name="Preformatted_20_Text"><text:s text:c="2"/>-5.3172e-03 <text:s/>-1.1139e-02</text:p>
            <text:p text:style-name="Preformatted_20_Text"><text:s text:c="2"/>-2.8435e-03 <text:s/>-8.7574e-03</text:p>
            <text:p text:style-name="Preformatted_20_Text"><text:s text:c="3"/>8.8183e-03 <text:s/>-1.0508e-02</text:p>
            <text:p text:style-name="Preformatted_20_Text"><text:s text:c="2"/>-2.9765e-03 <text:s/>-6.8629e-03</text:p>
            <text:p text:style-name="Preformatted_20_Text"><text:s text:c="2"/>-2.2474e-03 <text:s/>-7.0668e-03</text:p>
            <text:p text:style-name="Preformatted_20_Text"><text:s text:c="2"/>-7.9131e-03 <text:s/>-1.7786e-02</text:p>
            <text:p text:style-name="Preformatted_20_Text"><text:s text:c="3"/>2.1586e-01 <text:s/>-9.0086e-03</text:p>
            <text:p text:style-name="Preformatted_20_Text"><text:s text:c="3"/>4.8175e-03 <text:s text:c="2"/>4.1900e-02</text:p>
            <text:p text:style-name="Preformatted_20_Text"/>
            <text:p text:style-name="Preformatted_20_Text">two =</text:p>
            <text:p text:style-name="Preformatted_20_Text"/>
            <text:p text:style-name="Preformatted_20_Text"><text:s/>Columns 1 through 6:</text:p>
            <text:p text:style-name="Preformatted_20_Text"/>
            <text:p text:style-name="Preformatted_20_Text"><text:s text:c="3"/>1.4026e-01 <text:s text:c="2"/>1.1414e-03 <text:s/>-4.8007e-03 <text:s text:c="2"/>6.5327e-02 <text:s text:c="2"/>3.4122e-03 <text:s/>-4.6762e-03</text:p>
            <text:p text:style-name="Preformatted_20_Text"><text:s text:c="2"/>-1.0496e-02 <text:s text:c="2"/>3.0843e-01 <text:s text:c="2"/>2.6652e-04 <text:s/>-4.9254e-03 <text:s/>-8.7862e-03 <text:s text:c="2"/>1.9170e-03</text:p>
            <text:p text:style-name="Preformatted_20_Text"><text:s text:c="3"/>4.6152e-03 <text:s/>-7.7222e-03 <text:s text:c="2"/>2.6846e-01 <text:s/>-6.6490e-03 <text:s/>-5.9935e-03 <text:s/>-3.7549e-03</text:p>
            <text:p text:style-name="Preformatted_20_Text"><text:s text:c="2"/>-1.2591e-02 <text:s/>-2.5298e-03 <text:s/>-1.9254e-03 <text:s text:c="2"/>2.4449e-01 <text:s text:c="2"/>5.5708e-02 <text:s/>-6.0349e-03</text:p>
            <text:p text:style-name="Preformatted_20_Text"><text:s text:c="2"/>-1.0754e-02 <text:s text:c="2"/>1.2462e-02 <text:s text:c="2"/>8.2891e-02 <text:s/>-1.1429e-02 <text:s text:c="2"/>5.8649e-02 <text:s/>-6.0173e-03</text:p>
            <text:p text:style-name="Preformatted_20_Text"><text:s text:c="2"/>-9.6909e-03 <text:s/>-8.6048e-03 <text:s/>-1.0460e-02 <text:s/>-1.2801e-02 <text:s/>-9.6745e-03 <text:s text:c="2"/>1.1627e-02</text:p>
            <text:p text:style-name="Preformatted_20_Text"><text:s text:c="2"/>-9.9047e-03 <text:s/>-2.2660e-03 <text:s/>-4.9284e-03 <text:s/>-7.3532e-03 <text:s/>-7.4446e-03 <text:s text:c="2"/>1.4299e-01</text:p>
            <text:p text:style-name="Preformatted_20_Text"><text:s text:c="3"/>1.9772e-02 <text:s/>-5.3997e-03 <text:s/>-8.0184e-03 <text:s/>-5.4030e-03 <text:s/>-4.5776e-03 <text:s/>-4.4030e-03</text:p>
            <text:p text:style-name="Preformatted_20_Text"/>
            <text:p text:style-name="Preformatted_20_Text"><text:s/>Columns 7 and 8:</text:p>
            <text:p text:style-name="Preformatted_20_Text"/>
            <text:p text:style-name="Preformatted_20_Text"><text:s text:c="2"/>-5.3172e-03 <text:s/>-1.1139e-02</text:p>
            <text:p text:style-name="Preformatted_20_Text"><text:s text:c="2"/>-2.8435e-03 <text:s/>-8.7574e-03</text:p>
            <text:p text:style-name="Preformatted_20_Text"><text:s text:c="3"/>8.8183e-03 <text:s/>-1.0508e-02</text:p>
            <text:p text:style-name="Preformatted_20_Text"><text:s text:c="2"/>-2.9765e-03 <text:s/>-6.8629e-03</text:p>
            <text:p text:style-name="Preformatted_20_Text"><text:s text:c="2"/>-2.2474e-03 <text:s/>-7.0668e-03</text:p>
            <text:p text:style-name="Preformatted_20_Text"><text:s text:c="2"/>-7.9131e-03 <text:s/>-1.7786e-02</text:p>
            <text:p text:style-name="Preformatted_20_Text"><text:s text:c="3"/>2.1586e-01 <text:s/>-9.0086e-03</text:p>
            <text:p text:style-name="Preformatted_20_Text"><text:s text:c="3"/>4.8175e-03 <text:s text:c="2"/>4.1900e-02</text:p>
            <text:p text:style-name="Preformatted_20_Text"/>
            <text:p text:style-name="Preformatted_20_Text">nu =</text:p>
            <text:p text:style-name="Preformatted_20_Text"/>
            <text:p text:style-name="Preformatted_20_Text"><text:s text:c="3"/>1</text:p>
            <text:p text:style-name="Preformatted_20_Text"><text:s text:c="3"/>1</text:p>
            <text:p text:style-name="Preformatted_20_Text"><text:s text:c="3"/>1</text:p>
            <text:p text:style-name="Preformatted_20_Text"><text:s text:c="3"/>1</text:p>
            <text:p text:style-name="Preformatted_20_Text"><text:s text:c="3"/>1</text:p>
            <text:p text:style-name="Preformatted_20_Text"><text:s text:c="3"/>1</text:p>
            <text:p text:style-name="Preformatted_20_Text"><text:s text:c="3"/>1</text:p>
            <text:p text:style-name="Preformatted_20_Text"><text:s text:c="3"/>1</text:p>
            <text:p text:style-name="Preformatted_20_Text"/>
            <text:p text:style-name="Preformatted_20_Text">answer2 =</text:p>
            <text:p text:style-name="Preformatted_20_Text"/>
            <text:p text:style-name="Preformatted_20_Text"><text:soft-page-break/><text:s text:c="3"/>0.700066</text:p>
            <text:p text:style-name="Preformatted_20_Text"><text:s text:c="3"/>0.616714</text:p>
            <text:p text:style-name="Preformatted_20_Text"><text:s text:c="3"/>0.654681</text:p>
            <text:p text:style-name="Preformatted_20_Text"><text:s text:c="3"/>0.648432</text:p>
            <text:p text:style-name="Preformatted_20_Text"><text:s text:c="3"/>0.694770</text:p>
            <text:p text:style-name="Preformatted_20_Text"><text:s text:c="2"/>-0.048118</text:p>
            <text:p text:style-name="Preformatted_20_Text"><text:s text:c="3"/>0.405263</text:p>
            <text:p text:style-name="Preformatted_20_Text"><text:s text:c="3"/>0.658013</text:p>
            <text:p text:style-name="Preformatted_20_Text"/>
            <text:p text:style-name="Preformatted_20_Text">answer3 =</text:p>
            <text:p text:style-name="Preformatted_20_Text"/>
            <text:p text:style-name="Preformatted_20_Text"><text:s/>Columns 1 through 7:</text:p>
            <text:p text:style-name="Preformatted_20_Text"/>
            <text:p text:style-name="Preformatted_20_Text"><text:s text:c="3"/>0.098845 <text:s text:c="2"/>0.079720 <text:s text:c="2"/>0.087066 <text:s text:c="2"/>0.096296 <text:s text:c="2"/>0.077038 <text:s text:c="2"/>0.083944 <text:s text:c="2"/>0.054217</text:p>
            <text:p text:style-name="Preformatted_20_Text"/>
            <text:p text:style-name="Preformatted_20_Text"><text:s/>Column 8:</text:p>
            <text:p text:style-name="Preformatted_20_Text"/>
            <text:p text:style-name="Preformatted_20_Text"><text:s text:c="2"/>-0.027782</text:p>
            <text:p text:style-name="Preformatted_20_Text"/>
            <text:p text:style-name="Preformatted_20_Text">one4 =</text:p>
            <text:p text:style-name="Preformatted_20_Text"/>
            <text:p text:style-name="Preformatted_20_Text"><text:s/>Columns 1 through 6:</text:p>
            <text:p text:style-name="Preformatted_20_Text"/>
            <text:p text:style-name="Preformatted_20_Text"><text:s text:c="3"/>0.1008833 <text:s/>-0.0084545 <text:s text:c="2"/>0.0960143 <text:s/>-0.1888067 <text:s/>-0.0286737 <text:s text:c="2"/>0.1039159</text:p>
            <text:p text:style-name="Preformatted_20_Text"><text:s text:c="3"/>0.1116620 <text:s/>-0.1381096 <text:s/>-0.0017085 <text:s text:c="2"/>0.2141485 <text:s text:c="2"/>0.0915232 <text:s/>-0.0109541</text:p>
            <text:p text:style-name="Preformatted_20_Text"><text:s text:c="2"/>-0.0205121 <text:s text:c="2"/>0.1029626 <text:s/>-0.0738226 <text:s text:c="2"/>0.1329799 <text:s text:c="2"/>0.1198706 <text:s text:c="2"/>0.0375495</text:p>
            <text:p text:style-name="Preformatted_20_Text"><text:s text:c="3"/>0.1656712 <text:s text:c="2"/>0.0260805 <text:s text:c="2"/>0.0296216 <text:s/>-0.0448380 <text:s/>-0.1785522 <text:s text:c="2"/>0.0386850</text:p>
            <text:p text:style-name="Preformatted_20_Text"><text:s text:c="3"/>0.0896198 <text:s/>-0.0623098 <text:s/>-0.2354866 <text:s text:c="2"/>0.0929165 <text:s text:c="2"/>0.0977058 <text:s text:c="2"/>0.0955120</text:p>
            <text:p text:style-name="Preformatted_20_Text"><text:s text:c="3"/>0.0323031 <text:s text:c="2"/>0.1720959 <text:s text:c="2"/>0.2092092 <text:s text:c="2"/>0.1066760 <text:s text:c="2"/>0.1209316 <text:s text:c="2"/>0.2248759</text:p>
            <text:p text:style-name="Preformatted_20_Text"><text:s text:c="3"/>0.1100527 <text:s text:c="2"/>0.2265990 <text:s text:c="2"/>0.2464213 <text:s text:c="2"/>0.1634038 <text:s text:c="2"/>0.1353564 <text:s/>-0.2978984</text:p>
            <text:p text:style-name="Preformatted_20_Text"><text:s text:c="2"/>-0.0659079 <text:s text:c="2"/>0.0539965 <text:s text:c="2"/>0.0801845 <text:s text:c="2"/>0.0540298 <text:s text:c="2"/>0.0457764 <text:s text:c="2"/>0.0440304</text:p>
            <text:p text:style-name="Preformatted_20_Text"/>
            <text:p text:style-name="Preformatted_20_Text"><text:s/>Columns 7 and 8:</text:p>
            <text:p text:style-name="Preformatted_20_Text"/>
            <text:p text:style-name="Preformatted_20_Text"><text:s text:c="3"/>0.0681695 <text:s text:c="2"/>0.1568855</text:p>
            <text:p text:style-name="Preformatted_20_Text"><text:s text:c="3"/>0.0437465 <text:s text:c="2"/>0.0729780</text:p>
            <text:p text:style-name="Preformatted_20_Text"><text:s text:c="2"/>-0.0587885 <text:s text:c="2"/>0.1050800</text:p>
            <text:p text:style-name="Preformatted_20_Text"><text:s text:c="3"/>0.1294151 <text:s text:c="2"/>0.1854845</text:p>
            <text:p text:style-name="Preformatted_20_Text"><text:s text:c="3"/>0.0702328 <text:s text:c="2"/>0.1570397</text:p>
            <text:p text:style-name="Preformatted_20_Text"><text:s text:c="3"/>0.0930952 <text:s text:c="2"/>0.0889317</text:p>
            <text:p text:style-name="Preformatted_20_Text"><text:s text:c="2"/>-0.0792838 <text:s text:c="2"/>0.0900857</text:p>
            <text:p text:style-name="Preformatted_20_Text"><text:s text:c="2"/>-0.0321168 <text:s text:c="2"/>0.1619944</text:p>
            <text:p text:style-name="Preformatted_20_Text"/>
            <text:p text:style-name="Preformatted_20_Text">two4 =</text:p>
            <text:p text:style-name="Preformatted_20_Text"/>
            <text:p text:style-name="Preformatted_20_Text"><text:s/>Columns 1 through 6:</text:p>
            <text:p text:style-name="Preformatted_20_Text"/>
            <text:p text:style-name="Preformatted_20_Text"><text:s text:c="3"/>1.1575e-01 <text:s text:c="2"/>7.9440e-04 <text:s text:c="2"/>1.0561e-01 <text:s/>-1.7742e-01 <text:s/>-1.9601e-02 <text:s text:c="2"/>1.1394e-01</text:p>
            <text:p text:style-name="Preformatted_20_Text"><text:s text:c="3"/>1.2848e-01 <text:s/>-1.2747e-01 <text:s text:c="2"/>9.3728e-03 <text:s text:c="2"/>2.2724e-01 <text:s text:c="2"/>1.0196e-01 <text:s text:c="2"/>5.6206e-04</text:p>
            <text:p text:style-name="Preformatted_20_Text"><text:s text:c="2"/>-4.5198e-03 <text:s text:c="2"/>1.1302e-01 <text:s/>-6.3370e-02 <text:s text:c="2"/>1.4536e-01 <text:s text:c="2"/>1.2974e-01 <text:s text:c="2"/>4.8435e-02</text:p>
            <text:p text:style-name="Preformatted_20_Text"><text:s text:c="3"/>1.8165e-01 <text:s text:c="2"/>3.6120e-02 <text:s text:c="2"/>4.0065e-02 <text:s/>-3.2490e-02 <text:s/>-1.6871e-01 <text:s text:c="2"/>4.9558e-02</text:p>
            <text:p text:style-name="Preformatted_20_Text"><text:s text:c="3"/>1.0463e-01 <text:s/>-5.2965e-02 <text:s/>-2.2579e-01 <text:s text:c="2"/>1.0443e-01 <text:s text:c="2"/>1.0688e-01 <text:s text:c="2"/>1.0565e-01</text:p>
            <text:p text:style-name="Preformatted_20_Text"><text:s text:c="2"/>-7.2847e-02 <text:s text:c="2"/>9.6241e-02 <text:s text:c="2"/>1.2787e-01 <text:s text:c="2"/>1.4609e-02 <text:s text:c="2"/>4.7258e-02 <text:s text:c="2"/>1.4422e-01</text:p>
            <text:p text:style-name="Preformatted_20_Text"><text:s text:c="3"/>1.3172e-01 <text:s text:c="2"/>2.4074e-01 <text:s text:c="2"/>2.6125e-01 <text:s text:c="2"/>1.8074e-01 <text:s text:c="2"/>1.4919e-01 <text:s/>-2.8268e-01</text:p>
            <text:p text:style-name="Preformatted_20_Text"><text:s text:c="2"/>-5.0025e-02 <text:s text:c="2"/>6.3973e-02 <text:s text:c="2"/>9.0559e-02 <text:s text:c="2"/>6.6305e-02 <text:s text:c="2"/>5.5563e-02 <text:s text:c="2"/>5.4831e-02</text:p>
            <text:p text:style-name="Preformatted_20_Text"/>
            <text:p text:style-name="Preformatted_20_Text"><text:s/>Columns 7 and 8:</text:p>
            <text:p text:style-name="Preformatted_20_Text"/>
            <text:p text:style-name="Preformatted_20_Text"><text:s text:c="3"/>7.6214e-02 <text:s text:c="2"/>1.7631e-01</text:p>
            <text:p text:style-name="Preformatted_20_Text"><text:s text:c="3"/>5.2849e-02 <text:s text:c="2"/>9.3447e-02</text:p>
            <text:p text:style-name="Preformatted_20_Text"><text:s text:c="2"/>-5.0137e-02 <text:s text:c="2"/>1.2510e-01</text:p>
            <text:p text:style-name="Preformatted_20_Text"><text:s text:c="3"/>1.3806e-01 <text:s text:c="2"/>2.0550e-01</text:p>
            <text:p text:style-name="Preformatted_20_Text"><text:s text:c="3"/>7.8355e-02 <text:s text:c="2"/>1.7654e-01</text:p>
            <text:p text:style-name="Preformatted_20_Text"><text:soft-page-break/><text:s text:c="3"/>3.5835e-02 <text:s text:c="2"/>3.4510e-02</text:p>
            <text:p text:style-name="Preformatted_20_Text"><text:s text:c="2"/>-6.7546e-02 <text:s text:c="2"/>1.1317e-01</text:p>
            <text:p text:style-name="P92"><text:s text:c="2"/>-2.3524e-02 <text:s text:c="2"/>1.8196e-01</text:p>
          </table:table-cell>
        </table:table-row>
      </table:table>
      <text:p text:style-name="P52"/>
      <text:p text:style-name="P71"><text:span text:style-name="T8"><text:tab/>8. Сравнить математические ожидания величин </text:span><text:span text:style-name="T8"><draw:frame draw:style-name="fr2" draw:name="Объект14" text:anchor-type="as-char" svg:width="0.953cm" svg:height="0.907cm" draw:z-index="9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8">, </text:span><text:span text:style-name="T8"><draw:frame draw:style-name="fr2" draw:name="Объект15" text:anchor-type="as-char" svg:width="2.436cm" svg:height="0.728cm" draw:z-index="10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8">, при начале эволюции цепи </text:span><text:span text:style-name="T12">c</text:span><text:span text:style-name="T8"> вероятностью </text:span><text:span text:style-name="T8"><draw:frame draw:style-name="fr1" draw:name="Объект28" text:anchor-type="as-char" svg:y="-0.439cm" svg:width="0.397cm" svg:height="0.547cm" draw:z-index="27"><draw:object xlink:href="./Object 28" xlink:type="simple" xlink:show="embed" xlink:actuate="onLoad"/><draw:image xlink:href="./ObjectReplacements/Object 28" xlink:type="simple" xlink:show="embed" xlink:actuate="onLoad"/></draw:frame></text:span><text:span text:style-name="T8"> из состояния </text:span><text:span text:style-name="T8"><draw:frame draw:style-name="fr2" draw:name="Объект16" text:anchor-type="as-char" svg:width="0.411cm" svg:height="0.547cm" draw:z-index="11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text:span text:style-name="T8">, </text:span><text:span text:style-name="T8"><draw:frame draw:style-name="fr2" draw:name="Объект17" text:anchor-type="as-char" svg:width="2.475cm" svg:height="0.728cm" draw:z-index="12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text:span text:style-name="T8">.</text:span></text:p>
      <text:p text:style-name="P71"><text:span text:style-name="T18"><text:tab/>Код</text:span><text:span text:style-name="T20"> </text:span><text:span text:style-name="T18">программы</text:span><text:span text:style-name="T20">:</text:span>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65">1</text:p>
            <text:p text:style-name="P65">2</text:p>
            <text:p text:style-name="P65">3</text:p>
          </table:table-cell>
          <table:table-cell table:style-name="Таблица8.B1" office:value-type="string">
            <text:p text:style-name="P65">for n=1:8</text:p>
            <text:p text:style-name="P65">Ey(n,:)=Z(n,:)-npi'</text:p>
            <text:p text:style-name="P65">end</text:p>
          </table:table-cell>
        </table:table-row>
      </table:table>
      <text:p text:style-name="P73"/>
      <text:p text:style-name="P34">Результат работы программы:</text:p>
      <table:table table:name="Таблица20" table:style-name="Таблица20">
        <table:table-column table:style-name="Таблица20.A"/>
        <table:table-row>
          <table:table-cell table:style-name="Таблица20.A1" office:value-type="string">
            <text:p text:style-name="P90"><text:bookmark text:name="console7"/>Ey =</text:p>
            <text:p text:style-name="Preformatted_20_Text"/>
            <text:p text:style-name="Preformatted_20_Text"><text:s/>Columns 1 through 7:</text:p>
            <text:p text:style-name="Preformatted_20_Text"/>
            <text:p text:style-name="Preformatted_20_Text"><text:s text:c="3"/>0.730494 <text:s/>-0.111294 <text:s/>-0.224015 <text:s text:c="2"/>0.043260 <text:s/>-0.087752 <text:s/>-0.231488 <text:s/>-0.159923</text:p>
            <text:p text:style-name="Preformatted_20_Text"><text:s text:c="2"/>-0.280285 <text:s text:c="2"/>1.018361 <text:s/>-0.126293 <text:s/>-0.359695 <text:s/>-0.207949 <text:s/>-0.116618 <text:s/>-0.135500</text:p>
            <text:p text:style-name="Preformatted_20_Text"><text:s text:c="2"/>-0.148111 <text:s/>-0.222711 <text:s text:c="2"/>0.945821 <text:s/>-0.278526 <text:s/>-0.236296 <text:s/>-0.165122 <text:s/>-0.032965</text:p>
            <text:p text:style-name="Preformatted_20_Text"><text:s text:c="2"/>-0.334294 <text:s/>-0.145829 <text:s/>-0.157623 <text:s text:c="2"/>0.899291 <text:s text:c="2"/>0.062127 <text:s/>-0.166257 <text:s/>-0.221169</text:p>
            <text:p text:style-name="Preformatted_20_Text"><text:s text:c="2"/>-0.258243 <text:s/>-0.057438 <text:s text:c="2"/>0.107485 <text:s/>-0.238463 <text:s text:c="2"/>0.785869 <text:s/>-0.223084 <text:s/>-0.161986</text:p>
            <text:p text:style-name="Preformatted_20_Text"><text:s text:c="2"/>-0.200926 <text:s/>-0.291844 <text:s/>-0.337210 <text:s/>-0.252223 <text:s/>-0.237357 <text:s text:c="2"/>0.647552 <text:s/>-0.184849</text:p>
            <text:p text:style-name="Preformatted_20_Text"><text:s text:c="2"/>-0.278676 <text:s/>-0.346347 <text:s/>-0.374422 <text:s/>-0.308950 <text:s/>-0.251782 <text:s text:c="2"/>0.170326 <text:s text:c="2"/>0.987530</text:p>
            <text:p text:style-name="Preformatted_20_Text"><text:s text:c="2"/>-0.102715 <text:s/>-0.173745 <text:s/>-0.208186 <text:s/>-0.199576 <text:s/>-0.162202 <text:s/>-0.171603 <text:s/>-0.059637</text:p>
            <text:p text:style-name="Preformatted_20_Text"/>
            <text:p text:style-name="Preformatted_20_Text"><text:s/>Column 8:</text:p>
            <text:p text:style-name="Preformatted_20_Text"/>
            <text:p text:style-name="Preformatted_20_Text"><text:s text:c="2"/>-0.259216</text:p>
            <text:p text:style-name="Preformatted_20_Text"><text:s text:c="2"/>-0.175308</text:p>
            <text:p text:style-name="Preformatted_20_Text"><text:s text:c="2"/>-0.207410</text:p>
            <text:p text:style-name="Preformatted_20_Text"><text:s text:c="2"/>-0.287815</text:p>
            <text:p text:style-name="Preformatted_20_Text"><text:s text:c="2"/>-0.259370</text:p>
            <text:p text:style-name="Preformatted_20_Text"><text:s text:c="2"/>-0.191262</text:p>
            <text:p text:style-name="Preformatted_20_Text"><text:s text:c="2"/>-0.192416</text:p>
            <text:p text:style-name="P92"><text:s text:c="3"/>0.735676</text:p>
          </table:table-cell>
        </table:table-row>
      </table:table>
      <text:p text:style-name="P52"/>
      <text:p text:style-name="P72"><text:span text:style-name="T8"><text:tab/>9. Сравнить математические ожидания величин </text:span><text:span text:style-name="T8"><draw:frame draw:style-name="fr2" draw:name="Объект18" text:anchor-type="as-char" svg:width="0.953cm" svg:height="0.907cm" draw:z-index="13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text:span text:style-name="T8">, </text:span><text:span text:style-name="T8"><draw:frame draw:style-name="fr2" draw:name="Объект19" text:anchor-type="as-char" svg:width="2.436cm" svg:height="0.728cm" draw:z-index="14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text:span text:style-name="T8">, при произвольных начальных распределениях </text:span><text:span text:style-name="T8"><draw:frame draw:style-name="fr2" draw:name="Объект20" text:anchor-type="as-char" svg:width="1.117cm" svg:height="0.591cm" draw:z-index="15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T25"> </text:span><text:span text:style-name="T8">и </text:span><text:span text:style-name="T8"><draw:frame draw:style-name="fr2" draw:name="Объект21" text:anchor-type="as-char" svg:width="1.302cm" svg:height="0.591cm" draw:z-index="16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T25">.</text:span></text:p>
      <text:p text:style-name="P72"><text:span text:style-name="T25"><text:tab/></text:span><text:span text:style-name="T6">Код программы:</text:span></text:p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65">1</text:p>
          </table:table-cell>
          <table:table-cell table:style-name="Таблица9.B1" office:value-type="string">
            <text:p text:style-name="P74">Ep=(P0-P1)*Z</text:p>
          </table:table-cell>
        </table:table-row>
      </table:table>
      <text:p text:style-name="P79"/>
      <text:p text:style-name="P24"/>
      <text:p text:style-name="P51"/>
      <text:p text:style-name="P51"><text:soft-page-break/>Результат работы программы:</text:p>
      <table:table table:name="Таблица21" table:style-name="Таблица21">
        <table:table-column table:style-name="Таблица21.A"/>
        <table:table-row>
          <table:table-cell table:style-name="Таблица21.A1" office:value-type="string">
            <text:p text:style-name="P91"><text:bookmark text:name="console9"/>Ep =</text:p>
            <text:p text:style-name="Preformatted_20_Text"/>
            <text:p text:style-name="Preformatted_20_Text"><text:s/>Columns 1 through 6:</text:p>
            <text:p text:style-name="Preformatted_20_Text"/>
            <text:p text:style-name="Preformatted_20_Text"><text:s text:c="3"/>0.0679006 <text:s text:c="2"/>0.0874020 <text:s/>-0.0814478 <text:s text:c="2"/>0.1589793 <text:s text:c="2"/>0.0087211 <text:s/>-0.0888243</text:p>
            <text:p text:style-name="Preformatted_20_Text"/>
            <text:p text:style-name="Preformatted_20_Text"><text:s/>Columns 7 and 8:</text:p>
            <text:p text:style-name="Preformatted_20_Text"/>
            <text:p text:style-name="P92"><text:s text:c="2"/>-0.1934349 <text:s text:c="2"/>0.1194950</text:p>
            <text:p text:style-name="P70"/>
          </table:table-cell>
        </table:table-row>
      </table:table>
      <text:p text:style-name="P20"/>
      <text:p text:style-name="P32">10. Вычислить значения элементов матрицы средних времен достижения.</text:p>
      <text:p text:style-name="P31"><text:span text:style-name="T6">Код</text:span><text:span text:style-name="T13"> </text:span><text:span text:style-name="T6">программы</text:span><text:span text:style-name="T13">:</text:span></text:p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66">1</text:p>
            <text:p text:style-name="P66">2</text:p>
            <text:p text:style-name="P66">3</text:p>
            <text:p text:style-name="P66">4</text:p>
            <text:p text:style-name="P66">5</text:p>
            <text:p text:style-name="P66">6</text:p>
            <text:p text:style-name="P66">7</text:p>
            <text:p text:style-name="P66">8</text:p>
            <text:p text:style-name="P66">9</text:p>
            <text:p text:style-name="P66">10</text:p>
          </table:table-cell>
          <table:table-cell table:style-name="Таблица10.B1" office:value-type="string">
            <text:p text:style-name="P66">I9=ones(8,8);</text:p>
            <text:p text:style-name="P66">Vdg=eye(8);</text:p>
            <text:p text:style-name="P66">for n=1:8</text:p>
            <text:p text:style-name="P66"><text:s text:c="4"/>Vdg(n,n)=1/npi'(n);</text:p>
            <text:p text:style-name="P66">end</text:p>
            <text:p text:style-name="P66">Zdg=eye(8);</text:p>
            <text:p text:style-name="P66">for n=1:8</text:p>
            <text:p text:style-name="P66"><text:s text:c="4"/>Zdg(n,n)=Z(n,n);</text:p>
            <text:p text:style-name="P66">end</text:p>
            <text:p text:style-name="P66">V=(I-Z+I9*Zdg)*Vdg</text:p>
          </table:table-cell>
        </table:table-row>
      </table:table>
      <text:p text:style-name="P53"/>
      <text:p text:style-name="P54">Результат работы программы:</text:p>
      <table:table table:name="Таблица22" table:style-name="Таблица22">
        <table:table-column table:style-name="Таблица22.A"/>
        <table:table-row>
          <table:table-cell table:style-name="Таблица22.A1" office:value-type="string">
            <text:p text:style-name="P90"><text:bookmark text:name="console10"/>V =</text:p>
            <text:p text:style-name="Preformatted_20_Text"/>
            <text:p text:style-name="Preformatted_20_Text"><text:s text:c="4"/>5.9304 <text:s text:c="3"/>9.4220 <text:s text:c="3"/>9.1326 <text:s text:c="3"/>5.8749 <text:s text:c="3"/>7.5028 <text:s text:c="3"/>6.8014 <text:s text:c="2"/>12.4656 <text:s text:c="3"/>9.7171</text:p>
            <text:p text:style-name="Preformatted_20_Text"><text:s text:c="4"/>6.0058 <text:s text:c="3"/>8.3509 <text:s text:c="3"/>8.3807 <text:s text:c="3"/>8.6552 <text:s text:c="3"/>8.5469 <text:s text:c="3"/>5.9126 <text:s text:c="2"/>12.2109 <text:s text:c="3"/>8.9073</text:p>
            <text:p text:style-name="Preformatted_20_Text"><text:s text:c="4"/>5.2171 <text:s text:c="2"/>10.3591 <text:s text:c="3"/>7.8124 <text:s text:c="3"/>8.0926 <text:s text:c="3"/>8.7855 <text:s text:c="3"/>6.2879 <text:s text:c="2"/>11.0885 <text:s text:c="3"/>9.2167</text:p>
            <text:p text:style-name="Preformatted_20_Text"><text:s text:c="4"/>6.3212 <text:s text:c="3"/>9.7170 <text:s text:c="3"/>8.6205 <text:s text:c="3"/>6.8707 <text:s text:c="3"/>6.2221 <text:s text:c="3"/>6.2967 <text:s text:c="2"/>13.1397 <text:s text:c="2"/>10.0024</text:p>
            <text:p text:style-name="Preformatted_20_Text"><text:s text:c="4"/>5.8644 <text:s text:c="3"/>8.9730 <text:s text:c="3"/>6.5435 <text:s text:c="3"/>7.8114 <text:s text:c="3"/>8.5892 <text:s text:c="3"/>6.7364 <text:s text:c="2"/>12.4889 <text:s text:c="3"/>9.7193</text:p>
            <text:p text:style-name="Preformatted_20_Text"><text:s text:c="4"/>5.6119 <text:s text:c="2"/>11.0190 <text:s text:c="2"/>10.1064 <text:s text:c="3"/>7.9943 <text:s text:c="3"/>8.8771 <text:s text:c="3"/>7.8387 <text:s text:c="2"/>12.8255 <text:s text:c="3"/>9.1314</text:p>
            <text:p text:style-name="Preformatted_20_Text"><text:s text:c="4"/>6.0251 <text:s text:c="2"/>11.4257 <text:s text:c="2"/>10.3485 <text:s text:c="3"/>8.3357 <text:s text:c="3"/>8.9526 <text:s text:c="3"/>3.6924 <text:s text:c="2"/>10.8988 <text:s text:c="3"/>9.1001</text:p>
            <text:p text:style-name="P92"><text:s text:c="4"/>4.9473 <text:s text:c="3"/>9.9496 <text:s text:c="3"/>9.0150 <text:s text:c="3"/>7.5494 <text:s text:c="3"/>8.1484 <text:s text:c="3"/>6.3380 <text:s text:c="2"/>11.3786 <text:s text:c="3"/>9.7723</text:p>
          </table:table-cell>
        </table:table-row>
      </table:table>
      <text:p text:style-name="P54"/>
      <text:p text:style-name="P101"><text:tab/></text:p>
      <text:p text:style-name="P39"><text:span text:style-name="T8">11.Сравнить математическое ожидание случайных величин </text:span><text:span text:style-name="T8"><draw:frame draw:style-name="fr2" draw:name="Объект22" text:anchor-type="as-char" svg:width="0.564cm" svg:height="0.728cm" draw:z-index="17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T25"> </text:span><text:span text:style-name="T8">при произвольных начальных распределениях </text:span><text:span text:style-name="T8"><draw:frame draw:style-name="fr2" draw:name="Объект23" text:anchor-type="as-char" svg:width="1.117cm" svg:height="0.591cm" draw:z-index="18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text:span text:style-name="T25"> </text:span><text:span text:style-name="T8">и </text:span><text:span text:style-name="T8"><draw:frame draw:style-name="fr2" draw:name="Объект24" text:anchor-type="as-char" svg:width="1.302cm" svg:height="0.591cm" draw:z-index="19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text:span text:style-name="T25">.</text:span></text:p>
      <text:p text:style-name="P75"><text:tab/>Код программы:</text:p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67">1</text:p>
          </table:table-cell>
          <table:table-cell table:style-name="Таблица11.B1" office:value-type="string">
            <text:p text:style-name="P67">Epf=(P0-P1)*(I-Z)*Vdg</text:p>
          </table:table-cell>
        </table:table-row>
      </table:table>
      <text:p text:style-name="P76"/>
      <text:p text:style-name="P37">Результат работы программы:</text:p>
      <table:table table:name="Таблица23" table:style-name="Таблица23">
        <table:table-column table:style-name="Таблица23.A"/>
        <table:table-row>
          <table:table-cell table:style-name="Таблица23.A1" office:value-type="string">
            <text:p text:style-name="P90"><text:bookmark text:name="console11"/>Epf =</text:p>
            <text:p text:style-name="Preformatted_20_Text"/>
            <text:p text:style-name="Preformatted_20_Text"><text:s/>Columns 1 through 7:</text:p>
            <text:p text:style-name="Preformatted_20_Text"/>
            <text:p text:style-name="Preformatted_20_Text"><text:s text:c="2"/>-0.014107 <text:s/>-0.395054 <text:s/>-0.088904 <text:s/>-0.341111 <text:s/>-0.469441 <text:s text:c="2"/>0.384002 <text:s text:c="2"/>0.297126</text:p>
            <text:p text:style-name="Preformatted_20_Text"/>
            <text:p text:style-name="Preformatted_20_Text"><text:s/>Column 8:</text:p>
            <text:p text:style-name="Preformatted_20_Text"/>
            <text:p text:style-name="P92"><text:s text:c="3"/>0.188854</text:p>
          </table:table-cell>
        </table:table-row>
      </table:table>
      <text:p text:style-name="P55"/>
      <text:p text:style-name="P35">12. Вычислить дисперсии времен первого достижения</text:p>
      <text:p text:style-name="P36">Код программы:</text:p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67">1</text:p>
            <text:p text:style-name="P67">2</text:p>
            <text:p text:style-name="P67">3</text:p>
            <text:p text:style-name="P67">4</text:p>
            <text:p text:style-name="P67">5</text:p>
            <text:p text:style-name="P67">6</text:p>
            <text:p text:style-name="P67">7</text:p>
            <text:p text:style-name="P67">8</text:p>
          </table:table-cell>
          <table:table-cell table:style-name="Таблица12.B1" office:value-type="string">
            <text:p text:style-name="P67">ZVdg=eye(8);</text:p>
            <text:p text:style-name="P67">ZV=Z*V;</text:p>
            <text:p text:style-name="P67">for n=1:8</text:p>
            <text:p text:style-name="P67"><text:s text:c="4"/>ZVdg(n,n)=ZV(n,n);</text:p>
            <text:p text:style-name="P67">end</text:p>
            <text:p text:style-name="P67">W=V*(2*Zdg*Vdg-I)+2*(ZV-I9*ZVdg);</text:p>
            <text:p text:style-name="P67">Vsq=V.*V;</text:p>
            <text:p text:style-name="P67">V2=W-Vsq</text:p>
          </table:table-cell>
        </table:table-row>
      </table:table>
      <text:p text:style-name="P72"/>
      <text:p text:style-name="P38">Результат работы программы:</text:p>
      <table:table table:name="Таблица24" table:style-name="Таблица24">
        <table:table-column table:style-name="Таблица24.A"/>
        <table:table-row>
          <table:table-cell table:style-name="Таблица24.A1" office:value-type="string">
            <text:p text:style-name="P87"><text:bookmark text:name="console12"/>V2 =</text:p>
            <text:section text:style-name="Sect1" text:name="console_output_container">
              <text:p text:style-name="Preformatted_20_Text"/>
              <text:p text:style-name="Preformatted_20_Text"><text:s text:c="4"/>21.097 <text:s text:c="3"/>82.610 <text:s text:c="3"/>61.427 <text:s text:c="3"/>41.302 <text:s text:c="3"/>47.795 <text:s text:c="3"/>34.815 <text:s text:c="2"/>132.966 <text:s text:c="3"/>52.176</text:p>
              <text:p text:style-name="Preformatted_20_Text"><text:s text:c="4"/>19.422 <text:s text:c="3"/>79.164 <text:s text:c="3"/>60.674 <text:s text:c="3"/>42.926 <text:s text:c="3"/>48.637 <text:s text:c="3"/>33.690 <text:s text:c="2"/>129.932 <text:s text:c="3"/>51.187</text:p>
              <text:p text:style-name="Preformatted_20_Text"><text:s text:c="4"/>19.705 <text:s text:c="3"/>83.078 <text:s text:c="3"/>60.957 <text:s text:c="3"/>43.472 <text:s text:c="3"/>48.506 <text:s text:c="3"/>34.005 <text:s text:c="2"/>129.535 <text:s text:c="3"/>51.864</text:p>
              <text:p text:style-name="Preformatted_20_Text"><text:s text:c="4"/>19.957 <text:s text:c="3"/>81.753 <text:s text:c="3"/>59.787 <text:s text:c="3"/>43.403 <text:s text:c="3"/>44.426 <text:s text:c="3"/>34.916 <text:s text:c="2"/>130.728 <text:s text:c="3"/>50.297</text:p>
              <text:p text:style-name="Preformatted_20_Text"><text:s text:c="4"/>20.381 <text:s text:c="3"/>82.338 <text:s text:c="3"/>56.308 <text:s text:c="3"/>44.892 <text:s text:c="3"/>49.415 <text:s text:c="3"/>34.684 <text:s text:c="2"/>131.505 <text:s text:c="3"/>51.480</text:p>
              <text:p text:style-name="Preformatted_20_Text"><text:s text:c="4"/>12.102 <text:s text:c="3"/>67.257 <text:s text:c="3"/>47.515 <text:s text:c="3"/>32.224 <text:s text:c="3"/>35.964 <text:s text:c="3"/>23.341 <text:s text:c="2"/>113.787 <text:s text:c="3"/>39.141</text:p>
              <text:p text:style-name="Preformatted_20_Text"><text:s text:c="4"/>17.122 <text:s text:c="3"/>77.123 <text:s text:c="3"/>56.859 <text:s text:c="3"/>39.585 <text:s text:c="3"/>44.495 <text:s text:c="3"/>24.387 <text:s text:c="2"/>123.931 <text:s text:c="3"/>47.259</text:p>
              <text:p text:style-name="Preformatted_20_Text"><text:s text:c="4"/>19.777 <text:s text:c="3"/>82.735 <text:s text:c="3"/>61.770 <text:s text:c="3"/>43.442 <text:s text:c="3"/>48.430 <text:s text:c="3"/>34.247 <text:s text:c="2"/>130.852 <text:s text:c="3"/>50.972<text:bookmark text:name="plot_opener"/></text:p>
            </text:section>
            <text:section text:style-name="Sect1" text:name="console_prompt_container">
              <text:p text:style-name="Standard"/>
            </text:section>
            <text:p text:style-name="P69"/>
          </table:table-cell>
        </table:table-row>
      </table:table>
      <text:p text:style-name="P2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1" svg:font-family="'Times New Roman'" style:font-family-generic="roman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HiddenHorzOCR" svg:font-family="HiddenHorzOCR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1.251cm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left="0cm" fo:margin-right="0cm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7T05:43:37.242696855</meta:creation-date>
    <dc:date>2018-02-09T05:22:57.576383032</dc:date>
    <meta:editing-duration>PT1H21M29S</meta:editing-duration>
    <meta:editing-cycles>11</meta:editing-cycles>
    <meta:generator>LibreOffice/5.1.6.2$Linux_X86_64 LibreOffice_project/10m0$Build-2</meta:generator>
    <meta:document-statistic meta:table-count="24" meta:image-count="0" meta:object-count="28" meta:page-count="15" meta:paragraph-count="553" meta:word-count="1892" meta:character-count="16879" meta:non-whitespace-character-count="13067"/>
  </office:meta>
</office:document-meta>
</file>

<file path=Object 1/content.xml><?xml version="1.0" encoding="utf-8"?>
<math xmlns="http://www.w3.org/1998/Math/MathML" display="block">
  <semantics>
    <msub>
      <mi>c</mi>
      <mi>s</mi>
    </msub>
    <annotation encoding="StarMath 5.0">c_s</annotation>
  </semantics>
</math>
</file>

<file path=Object 10/content.xml><?xml version="1.0" encoding="utf-8"?>
<math xmlns="http://www.w3.org/1998/Math/MathML" display="block">
  <semantics>
    <mrow>
      <mrow>
        <mi>n</mi>
        <mo stretchy="false">=</mo>
        <mn>1,2</mn>
      </mrow>
      <mtext>.</mtext>
      <mtext>.</mtext>
      <mtext>.</mtext>
      <mn>5</mn>
    </mrow>
    <annotation encoding="StarMath 5.0">n = 1,2 "." "." "." 5</annotation>
  </semantics>
</math>
</file>

<file path=Object 11/content.xml><?xml version="1.0" encoding="utf-8"?>
<math xmlns="http://www.w3.org/1998/Math/MathML" display="block">
  <semantics>
    <mi>r</mi>
    <annotation encoding="StarMath 5.0">r</annotation>
  </semantics>
</math>
</file>

<file path=Object 12/content.xml><?xml version="1.0" encoding="utf-8"?>
<math xmlns="http://www.w3.org/1998/Math/MathML" display="block">
  <semantics>
    <mi>n</mi>
    <annotation encoding="StarMath 5.0">n</annotation>
  </semantics>
</math>
</file>

<file path=Object 13/content.xml><?xml version="1.0" encoding="utf-8"?>
<math xmlns="http://www.w3.org/1998/Math/MathML" display="block">
  <semantics>
    <mrow>
      <mi>n</mi>
      <mi>→</mi>
      <mi>∞</mi>
    </mrow>
    <annotation encoding="StarMath 5.0">n → ∞</annotation>
  </semantics>
</math>
</file>

<file path=Object 14/content.xml><?xml version="1.0" encoding="utf-8"?>
<math xmlns="http://www.w3.org/1998/Math/MathML" display="block">
  <semantics>
    <mrow>
      <mrow>
        <mi>r</mi>
        <mo stretchy="false">=</mo>
        <mn>1,2</mn>
      </mrow>
      <mtext>.</mtext>
      <mtext>.</mtext>
      <mtext>.</mtext>
      <msub>
        <mi>c</mi>
        <mi>S</mi>
      </msub>
    </mrow>
    <annotation encoding="StarMath 5.0">r = 1,2 "." "." "." {c} rsub {S}</annotation>
  </semantics>
</math>
</file>

<file path=Object 15/content.xml><?xml version="1.0" encoding="utf-8"?>
<math xmlns="http://www.w3.org/1998/Math/MathML" display="block">
  <semantics>
    <msubsup>
      <mover accent="true">
        <mi>y</mi>
        <mo stretchy="true">~</mo>
      </mover>
      <mi>r</mi>
      <mrow>
        <mo fence="true" stretchy="false">(</mo>
        <mrow>
          <mi>n</mi>
        </mrow>
        <mo fence="true" stretchy="false">)</mo>
      </mrow>
    </msubsup>
    <annotation encoding="StarMath 5.0">{widetilde {y}} rsub {r} rsup {( n )}</annotation>
  </semantics>
</math>
</file>

<file path=Object 16/content.xml><?xml version="1.0" encoding="utf-8"?>
<math xmlns="http://www.w3.org/1998/Math/MathML" display="block">
  <semantics>
    <mrow>
      <mrow>
        <mi>r</mi>
        <mo stretchy="false">=</mo>
        <mn>1,2</mn>
      </mrow>
      <mtext>.</mtext>
      <mtext>.</mtext>
      <mtext>.</mtext>
      <msub>
        <mi>c</mi>
        <mi>S</mi>
      </msub>
    </mrow>
    <annotation encoding="StarMath 5.0">r = 1,2 "." "." "." {c} rsub {S}</annotation>
  </semantics>
</math>
</file>

<file path=Object 17/content.xml><?xml version="1.0" encoding="utf-8"?>
<math xmlns="http://www.w3.org/1998/Math/MathML" display="block">
  <semantics>
    <mi>v</mi>
    <annotation encoding="StarMath 5.0">v</annotation>
  </semantics>
</math>
</file>

<file path=Object 18/content.xml><?xml version="1.0" encoding="utf-8"?>
<math xmlns="http://www.w3.org/1998/Math/MathML" display="block">
  <semantics>
    <mrow>
      <mrow>
        <mi>v</mi>
        <mo stretchy="false">=</mo>
        <mn>1,2</mn>
      </mrow>
      <mtext>.</mtext>
      <mtext>.</mtext>
      <mtext>.</mtext>
      <msub>
        <mi>c</mi>
        <mi>S</mi>
      </msub>
    </mrow>
    <annotation encoding="StarMath 5.0">v = 1,2 "." "." "." {c} rsub {S}</annotation>
  </semantics>
</math>
</file>

<file path=Object 19/content.xml><?xml version="1.0" encoding="utf-8"?>
<math xmlns="http://www.w3.org/1998/Math/MathML" display="block">
  <semantics>
    <msubsup>
      <mover accent="true">
        <mi>y</mi>
        <mo stretchy="true">~</mo>
      </mover>
      <mi>r</mi>
      <mrow>
        <mo fence="true" stretchy="false">(</mo>
        <mrow>
          <mi>n</mi>
        </mrow>
        <mo fence="true" stretchy="false">)</mo>
      </mrow>
    </msubsup>
    <annotation encoding="StarMath 5.0">{widetilde {y}} rsub {r} rsup {( n )}</annotation>
  </semantics>
</math>
</file>

<file path=Object 2/content.xml><?xml version="1.0" encoding="utf-8"?>
<math xmlns="http://www.w3.org/1998/Math/MathML" display="block">
  <semantics>
    <mi>P</mi>
    <annotation encoding="StarMath 5.0">P</annotation>
  </semantics>
</math>
</file>

<file path=Object 20/content.xml><?xml version="1.0" encoding="utf-8"?>
<math xmlns="http://www.w3.org/1998/Math/MathML" display="block">
  <semantics>
    <mrow>
      <mrow>
        <mi>r</mi>
        <mo stretchy="false">=</mo>
        <mn>1,2</mn>
      </mrow>
      <mtext>.</mtext>
      <mtext>.</mtext>
      <mtext>.</mtext>
      <msub>
        <mi>c</mi>
        <mi>S</mi>
      </msub>
    </mrow>
    <annotation encoding="StarMath 5.0">r = 1,2 "." "." "." {c} rsub {S}</annotation>
  </semantics>
</math>
</file>

<file path=Object 21/content.xml><?xml version="1.0" encoding="utf-8"?>
<math xmlns="http://www.w3.org/1998/Math/MathML" display="block">
  <semantics>
    <mrow>
      <mi>p</mi>
      <mrow>
        <mo fence="true" stretchy="false">(</mo>
        <mrow>
          <mn>0</mn>
        </mrow>
        <mo fence="true" stretchy="false">)</mo>
      </mrow>
    </mrow>
    <annotation encoding="StarMath 5.0">p ( 0 )</annotation>
  </semantics>
</math>
</file>

<file path=Object 22/content.xml><?xml version="1.0" encoding="utf-8"?>
<math xmlns="http://www.w3.org/1998/Math/MathML" display="block">
  <semantics>
    <mrow>
      <mi>p</mi>
      <mi>'</mi>
      <mrow>
        <mo fence="true" stretchy="false">(</mo>
        <mrow>
          <mn>0</mn>
        </mrow>
        <mo fence="true" stretchy="false">)</mo>
      </mrow>
    </mrow>
    <annotation encoding="StarMath 5.0">p ' ( 0 )</annotation>
  </semantics>
</math>
</file>

<file path=Object 23/content.xml><?xml version="1.0" encoding="utf-8"?>
<math xmlns="http://www.w3.org/1998/Math/MathML" display="block">
  <semantics>
    <msub>
      <mi>f</mi>
      <mi>r</mi>
    </msub>
    <annotation encoding="StarMath 5.0">{f} rsub {r}</annotation>
  </semantics>
</math>
</file>

<file path=Object 24/content.xml><?xml version="1.0" encoding="utf-8"?>
<math xmlns="http://www.w3.org/1998/Math/MathML" display="block">
  <semantics>
    <mrow>
      <mi>p</mi>
      <mrow>
        <mo fence="true" stretchy="false">(</mo>
        <mrow>
          <mn>0</mn>
        </mrow>
        <mo fence="true" stretchy="false">)</mo>
      </mrow>
    </mrow>
    <annotation encoding="StarMath 5.0">p ( 0 )</annotation>
  </semantics>
</math>
</file>

<file path=Object 25/content.xml><?xml version="1.0" encoding="utf-8"?>
<math xmlns="http://www.w3.org/1998/Math/MathML" display="block">
  <semantics>
    <mrow>
      <mi>p</mi>
      <mi>'</mi>
      <mrow>
        <mo fence="true" stretchy="false">(</mo>
        <mrow>
          <mn>0</mn>
        </mrow>
        <mo fence="true" stretchy="false">)</mo>
      </mrow>
    </mrow>
    <annotation encoding="StarMath 5.0">p ' ( 0 )</annotation>
  </semantics>
</math>
</file>

<file path=Object 26/content.xml><?xml version="1.0" encoding="utf-8"?>
<math xmlns="http://www.w3.org/1998/Math/MathML" display="block">
  <semantics>
    <mn>1</mn>
    <annotation encoding="StarMath 5.0">1</annotation>
  </semantics>
</math>
</file>

<file path=Object 27/content.xml><?xml version="1.0" encoding="utf-8"?>
<math xmlns="http://www.w3.org/1998/Math/MathML" display="block">
  <semantics>
    <mi>n</mi>
    <annotation encoding="StarMath 5.0">n</annotation>
  </semantics>
</math>
</file>

<file path=Object 28/content.xml><?xml version="1.0" encoding="utf-8"?>
<math xmlns="http://www.w3.org/1998/Math/MathML" display="block">
  <semantics>
    <mn>1</mn>
    <annotation encoding="StarMath 5.0">1</annotation>
  </semantics>
</math>
</file>

<file path=Object 3/content.xml><?xml version="1.0" encoding="utf-8"?>
<math xmlns="http://www.w3.org/1998/Math/MathML" display="block">
  <semantics>
    <mrow>
      <mi>p</mi>
      <mrow>
        <mo fence="true" stretchy="false">(</mo>
        <mrow>
          <mn>0</mn>
        </mrow>
        <mo fence="true" stretchy="false">)</mo>
      </mrow>
    </mrow>
    <annotation encoding="StarMath 5.0">p(0)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5/content.xml><?xml version="1.0" encoding="utf-8"?>
<math xmlns="http://www.w3.org/1998/Math/MathML" display="block">
  <semantics>
    <mrow>
      <mrow>
        <mi>n</mi>
        <mo stretchy="false">=</mo>
        <mn>1,2</mn>
      </mrow>
      <mtext>.</mtext>
      <mtext>.</mtext>
      <mtext>.</mtext>
      <mn>5</mn>
    </mrow>
    <annotation encoding="StarMath 5.0">n = 1,2 "." "." "." 5</annotation>
  </semantics>
</math>
</file>

<file path=Object 6/content.xml><?xml version="1.0" encoding="utf-8"?>
<math xmlns="http://www.w3.org/1998/Math/MathML" display="block">
  <semantics>
    <mrow>
      <mrow>
        <mtext>PN</mtext>
        <mo stretchy="false">=</mo>
        <mtext>NP</mtext>
        <mo stretchy="false">=</mo>
        <mi>N</mi>
      </mrow>
      <mtext>.</mtext>
    </mrow>
    <annotation encoding="StarMath 5.0">"PN" = "NP" = N "."</annotation>
  </semantics>
</math>
</file>

<file path=Object 7/content.xml><?xml version="1.0" encoding="utf-8"?>
<math xmlns="http://www.w3.org/1998/Math/MathML" display="block">
  <semantics>
    <mrow>
      <mi>p</mi>
      <mrow>
        <mo fence="true" stretchy="false">(</mo>
        <mrow>
          <mn>0</mn>
        </mrow>
        <mo fence="true" stretchy="false">)</mo>
      </mrow>
    </mrow>
    <annotation encoding="StarMath 5.0">p ( 0 )</annotation>
  </semantics>
</math>
</file>

<file path=Object 8/content.xml><?xml version="1.0" encoding="utf-8"?>
<math xmlns="http://www.w3.org/1998/Math/MathML" display="block">
  <semantics>
    <mrow>
      <mi>p</mi>
      <mi>'</mi>
      <mrow>
        <mo fence="true" stretchy="false">(</mo>
        <mrow>
          <mn>0</mn>
        </mrow>
        <mo fence="true" stretchy="false">)</mo>
      </mrow>
    </mrow>
    <annotation encoding="StarMath 5.0">p ' ( 0 )</annotation>
  </semantics>
</math>
</file>

<file path=Object 9/content.xml><?xml version="1.0" encoding="utf-8"?>
<math xmlns="http://www.w3.org/1998/Math/MathML" display="block">
  <semantics>
    <mrow>
      <mi>p</mi>
      <mrow>
        <mo fence="true" stretchy="false">(</mo>
        <mrow>
          <mi>n</mi>
        </mrow>
        <mo fence="true" stretchy="false">)</mo>
      </mrow>
    </mrow>
    <annotation encoding="StarMath 5.0">p ( n )</annotation>
  </semantics>
</math>
</file>